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080" draw:textarea-horizontal-align="justify" draw:textarea-vertical-align="middle" draw:auto-grow-height="false" fo:min-height="0.873cm" fo:min-width="2.29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4" style:family="graphic" style:parent-style-name="standard">
      <style:graphic-properties svg:stroke-color="#ff420e" draw:marker-start="Arrow" draw:fill-color="#0084d1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6.47cm"/>
    </style:style>
    <style:style style:name="gr6" style:family="graphic" style:parent-style-name="standard">
      <style:graphic-properties draw:fill-color="#aecf00" draw:textarea-horizontal-align="justify" draw:textarea-vertical-align="middle" draw:auto-grow-height="false" fo:min-height="1.401cm" fo:min-width="4.58cm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 fo:min-height="0.668cm" fo:min-width="4.228cm"/>
    </style:style>
    <style:style style:name="gr8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0" style:family="graphic" style:parent-style-name="standard">
      <style:graphic-properties draw:fill-color="#aecf00" draw:textarea-horizontal-align="justify" draw:textarea-vertical-align="middle" draw:auto-grow-height="false" fo:min-height="1.356cm" fo:min-width="3.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1cm" fo:min-width="0cm"/>
    </style:style>
    <style:style style:name="gr12" style:family="graphic" style:parent-style-name="standard">
      <style:graphic-properties draw:fill-color="#aecf00" draw:textarea-horizontal-align="justify" draw:textarea-vertical-align="middle" draw:auto-grow-height="false" fo:min-height="1.469cm" fo:min-width="4.267cm"/>
    </style:style>
    <style:style style:name="gr13" style:family="graphic" style:parent-style-name="standard">
      <style:graphic-properties svg:stroke-color="#ff420e" draw:marker-end="Arrow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4.439cm"/>
    </style:style>
    <style:style style:name="gr15" style:family="graphic" style:parent-style-name="standard">
      <style:graphic-properties draw:fill-color="#aecf00" draw:textarea-horizontal-align="justify" draw:textarea-vertical-align="middle" draw:auto-grow-height="false" fo:min-height="2.042cm" fo:min-width="4.078cm"/>
    </style:style>
    <style:style style:name="gr16" style:family="graphic" style:parent-style-name="standard">
      <style:graphic-properties draw:fill-color="#aecf00" draw:textarea-horizontal-align="justify" draw:textarea-vertical-align="middle" draw:auto-grow-height="false" fo:min-height="2.042cm" fo:min-width="3.824cm"/>
    </style:style>
    <style:style style:name="gr17" style:family="graphic" style:parent-style-name="standard">
      <style:graphic-properties draw:fill-color="#ff420e" draw:textarea-horizontal-align="justify" draw:textarea-vertical-align="middle" draw:auto-grow-height="false" fo:min-height="0.64cm" fo:min-width="1.532cm"/>
    </style:style>
    <style:style style:name="gr18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3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48cm"/>
    </style:style>
    <style:style style:name="gr21" style:family="graphic" style:parent-style-name="standard">
      <style:graphic-properties draw:fill-color="#99ffcc" draw:textarea-horizontal-align="justify" draw:textarea-vertical-align="middle" draw:auto-grow-height="false" fo:min-height="2.544cm" fo:min-width="3.691cm"/>
    </style:style>
    <style:style style:name="gr22" style:family="graphic" style:parent-style-name="standard">
      <style:graphic-properties svg:stroke-color="#009900" draw:marker-start="Arrow" draw:marker-start-width="0.3cm" draw:fill-color="#9999ff" draw:textarea-vertical-align="middle"/>
    </style:style>
    <style:style style:name="gr23" style:family="graphic" style:parent-style-name="standard">
      <style:graphic-properties draw:fill-color="#aecf00" draw:textarea-horizontal-align="justify" draw:textarea-vertical-align="middle" draw:auto-grow-height="false" fo:min-height="2.272cm" fo:min-width="3.8cm"/>
    </style:style>
    <style:style style:name="gr24" style:family="graphic" style:parent-style-name="standard">
      <style:graphic-properties draw:fill-color="#aecf00" draw:textarea-horizontal-align="justify" draw:textarea-vertical-align="middle" draw:auto-grow-height="false" fo:min-height="1.469cm" fo:min-width="3.886cm"/>
    </style:style>
    <style:style style:name="gr25" style:family="graphic" style:parent-style-name="objectwithoutfill">
      <style:graphic-properties svg:stroke-color="#009900" draw:marker-end="Arrow" draw:marker-end-width="0.3cm" draw:fill="none" draw:fill-color="#9999ff" draw:textarea-vertical-align="middle"/>
    </style:style>
    <style:style style:name="gr26" style:family="graphic" style:parent-style-name="standard">
      <style:graphic-properties draw:fill-color="#aecf00" draw:textarea-horizontal-align="justify" draw:textarea-vertical-align="middle" draw:auto-grow-height="false" fo:min-height="1.469cm" fo:min-width="4.775cm"/>
    </style:style>
    <style:style style:name="gr27" style:family="graphic" style:parent-style-name="standard">
      <style:graphic-properties draw:fill-color="#aecf00" draw:textarea-horizontal-align="justify" draw:textarea-vertical-align="middle" draw:auto-grow-height="false" fo:min-height="1.241cm" fo:min-width="4.166cm"/>
    </style:style>
    <style:style style:name="gr28" style:family="graphic" style:parent-style-name="objectwithoutfill">
      <style:graphic-properties svg:stroke-color="#3333ff" draw:marker-end="Arrow" draw:marker-end-width="0.3cm" draw:fill="none" draw:fill-color="#9999ff" draw:textarea-vertical-align="middle"/>
    </style:style>
    <style:style style:name="gr29" style:family="graphic" style:parent-style-name="standard">
      <style:graphic-properties draw:fill-color="#ffffcc" draw:textarea-horizontal-align="justify" draw:textarea-vertical-align="middle" draw:auto-grow-height="false" fo:min-height="0.639cm" fo:min-width="0.262cm"/>
    </style:style>
    <style:style style:name="gr30" style:family="graphic" style:parent-style-name="standard">
      <style:graphic-properties draw:fill-color="#aecf00" draw:textarea-horizontal-align="justify" draw:textarea-vertical-align="middle" draw:auto-grow-height="false" fo:min-height="1.469cm" fo:min-width="5.791cm"/>
    </style:style>
    <style:style style:name="gr31" style:family="graphic" style:parent-style-name="standard">
      <style:graphic-properties draw:fill-color="#aecf00" draw:textarea-horizontal-align="justify" draw:textarea-vertical-align="middle" draw:auto-grow-height="false" fo:min-height="1.356cm" fo:min-width="5.17cm"/>
    </style:style>
    <style:style style:name="gr32" style:family="graphic" style:parent-style-name="standard">
      <style:graphic-properties draw:fill-color="#0084d1" draw:textarea-horizontal-align="justify" draw:textarea-vertical-align="middle" draw:auto-grow-height="false" fo:min-height="0.639cm" fo:min-width="0.262cm"/>
    </style:style>
    <style:style style:name="gr33" style:family="graphic" style:parent-style-name="standard">
      <style:graphic-properties draw:fill-color="#aecf00" draw:textarea-horizontal-align="justify" draw:textarea-vertical-align="middle" draw:auto-grow-height="false" fo:min-height="1.011cm" fo:min-width="3.428cm"/>
    </style:style>
    <style:style style:name="gr34" style:family="graphic" style:parent-style-name="standard">
      <style:graphic-properties draw:fill-color="#aecf00" draw:textarea-horizontal-align="justify" draw:textarea-vertical-align="middle" draw:auto-grow-height="false" fo:min-height="1.584cm" fo:min-width="2.858cm"/>
    </style:style>
    <style:style style:name="gr35" style:family="graphic" style:parent-style-name="standard">
      <style:graphic-properties svg:stroke-color="#ff3300" draw:marker-end="Arrow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8.35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18cm"/>
    </style:style>
    <style:style style:name="gr38" style:family="graphic" style:parent-style-name="standard">
      <style:graphic-properties draw:fill-color="#83caff" draw:textarea-horizontal-align="justify" draw:textarea-vertical-align="middle" draw:auto-grow-height="false" fo:min-height="0.648cm" fo:min-width="4.979cm"/>
    </style:style>
    <style:style style:name="gr39" style:family="graphic" style:parent-style-name="standard">
      <style:graphic-properties draw:fill-color="#83caff" draw:textarea-horizontal-align="justify" draw:textarea-vertical-align="middle" draw:auto-grow-height="false" fo:min-height="1.045cm" fo:min-width="7.732cm"/>
    </style:style>
    <style:style style:name="gr40" style:family="graphic" style:parent-style-name="standard">
      <style:graphic-properties draw:fill-color="#ff420e" draw:textarea-horizontal-align="justify" draw:textarea-vertical-align="middle" draw:auto-grow-height="false" fo:min-height="0.322cm" fo:min-width="2.04cm"/>
    </style:style>
    <style:style style:name="gr41" style:family="graphic" style:parent-style-name="standard">
      <style:graphic-properties draw:fill-color="#83caff" draw:textarea-horizontal-align="justify" draw:textarea-vertical-align="middle" draw:auto-grow-height="false" fo:min-height="2.615cm" fo:min-width="7.318cm"/>
    </style:style>
    <style:style style:name="gr42" style:family="graphic" style:parent-style-name="standard">
      <style:graphic-properties draw:fill-color="#ccffcc" draw:textarea-horizontal-align="justify" draw:textarea-vertical-align="middle" draw:auto-grow-height="false" fo:min-height="0.893cm" fo:min-width="4.07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979cm"/>
    </style:style>
    <style:style style:name="gr45" style:family="graphic" style:parent-style-name="standard">
      <style:graphic-properties draw:fill-color="#83caff" draw:textarea-horizontal-align="justify" draw:textarea-vertical-align="middle" draw:auto-grow-height="false" fo:min-height="1.241cm" fo:min-width="6.83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932cm"/>
    </style:style>
    <style:style style:name="gr47" style:family="graphic" style:parent-style-name="standard">
      <style:graphic-properties draw:fill-color="#83caff" draw:textarea-horizontal-align="justify" draw:textarea-vertical-align="middle" draw:auto-grow-height="false" fo:min-height="1.584cm" fo:min-width="5.652cm"/>
    </style:style>
    <style:style style:name="gr48" style:family="graphic" style:parent-style-name="objectwithoutfill">
      <style:graphic-properties svg:stroke-color="#3333ff" draw:marker-end="Arrow" draw:marker-end-width="0.3cm" draw:fill="none" draw:fill-color="#9999ff" draw:textarea-vertical-align="middle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1.515cm" fo:min-width="4.323cm"/>
    </style:style>
    <style:style style:name="gr50" style:family="graphic" style:parent-style-name="objectwithoutfill">
      <style:graphic-properties svg:stroke-color="#00cc33" draw:marker-end="Arrow" draw:marker-end-width="0.3cm" draw:fill="none" draw:fill-color="#9999ff" draw:textarea-vertical-align="middle"/>
    </style:style>
    <style:style style:name="gr51" style:family="graphic" style:parent-style-name="standard">
      <style:graphic-properties draw:fill-color="#83caff" draw:textarea-horizontal-align="justify" draw:textarea-vertical-align="middle" draw:auto-grow-height="false" fo:min-height="2.157cm" fo:min-width="4.574cm"/>
    </style:style>
    <style:style style:name="gr52" style:family="graphic" style:parent-style-name="objectwithoutfill">
      <style:graphic-properties svg:stroke-color="#ff3300" draw:marker-end="Arrow" draw:marker-end-width="0.3cm" draw:fill="none" draw:fill-color="#9999ff" draw:textarea-vertical-align="middle"/>
    </style:style>
    <style:style style:name="gr53" style:family="graphic" style:parent-style-name="standard">
      <style:graphic-properties draw:fill-color="#ffffcc" draw:textarea-horizontal-align="justify" draw:textarea-vertical-align="middle" draw:auto-grow-height="false" fo:min-height="1.868cm" fo:min-width="5.59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55" style:family="graphic" style:parent-style-name="standard">
      <style:graphic-properties draw:fill-color="#9999ff" draw:textarea-vertical-align="middle"/>
    </style:style>
    <style:style style:name="gr56" style:family="graphic" style:parent-style-name="objectwithoutfill">
      <style:graphic-properties svg:stroke-color="#ff0000" draw:marker-end="Arrow" draw:marker-end-width="0.3cm" draw:fill="none" draw:fill-color="#9999ff" draw:textarea-vertical-align="middle"/>
    </style:style>
    <style:style style:name="gr57" style:family="graphic" style:parent-style-name="standard">
      <style:graphic-properties svg:stroke-color="#ff0000" draw:marker-end="Arrow" draw:fill-color="#9999ff" draw:textarea-vertical-align="middle"/>
    </style:style>
    <style:style style:name="gr58" style:family="graphic" style:parent-style-name="standard">
      <style:graphic-properties draw:fill-color="#ffffcc" draw:textarea-horizontal-align="justify" draw:textarea-vertical-align="middle" draw:auto-grow-height="false" fo:min-height="1.263cm" fo:min-width="2.93cm"/>
    </style:style>
    <style:style style:name="gr59" style:family="graphic" style:parent-style-name="objectwithoutfill">
      <style:graphic-properties svg:stroke-color="#ff3300" draw:marker-end="Arrow" draw:marker-end-width="0.3cm" draw:fill="none" draw:fill-color="#9999ff" draw:textarea-vertical-align="middle"/>
    </style:style>
    <style:style style:name="gr60" style:family="graphic" style:parent-style-name="objectwithoutfill">
      <style:graphic-properties svg:stroke-color="#ff3300" draw:marker-start="Arrow" draw:marker-end-width="0.3cm" draw:fill="none" draw:fill-color="#9999ff" draw:textarea-vertical-align="middle"/>
    </style:style>
    <style:style style:name="gr61" style:family="graphic" style:parent-style-name="standard">
      <style:graphic-properties svg:stroke-color="#ff3300" draw:marker-start="Arrow" draw:marker-start-width="0.3cm" draw:fill-color="#9999ff" draw:textarea-vertical-align="middle"/>
    </style:style>
    <style:style style:name="gr62" style:family="graphic" style:parent-style-name="standard">
      <style:graphic-properties svg:stroke-color="#009900" draw:marker-end="Arrow" draw:fill-color="#9999ff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4.739cm"/>
    </style:style>
    <style:style style:name="gr64" style:family="graphic" style:parent-style-name="standard">
      <style:graphic-properties draw:fill-color="#ccffcc" draw:textarea-horizontal-align="justify" draw:textarea-vertical-align="middle" draw:auto-grow-height="false" fo:min-height="0.893cm" fo:min-width="4.58cm"/>
    </style:style>
    <style:style style:name="gr65" style:family="graphic" style:parent-style-name="standard">
      <style:graphic-properties draw:stroke="none" draw:fill="none" draw:fill-color="#9999ff" fo:min-height="0.646cm"/>
    </style:style>
    <style:style style:name="gr66" style:family="graphic" style:parent-style-name="objectwithoutfill">
      <style:graphic-properties svg:stroke-color="#ff3300" draw:fill="none" draw:fill-color="#9999ff" draw:textarea-vertical-align="middle"/>
    </style:style>
    <style:style style:name="gr67" style:family="graphic" style:parent-style-name="standard">
      <style:graphic-properties draw:fill-color="#aecf00" draw:textarea-horizontal-align="justify" draw:textarea-vertical-align="middle" draw:auto-grow-height="false" fo:min-height="4.195cm" fo:min-width="6.358cm"/>
    </style:style>
    <style:style style:name="gr68" style:family="graphic" style:parent-style-name="standard">
      <style:graphic-properties draw:fill-color="#aecf00" draw:textarea-horizontal-align="justify" draw:textarea-vertical-align="middle" draw:auto-grow-height="false" fo:min-height="7.497cm" fo:min-width="7.374cm"/>
    </style:style>
    <style:style style:name="gr69" style:family="graphic" style:parent-style-name="standard">
      <style:graphic-properties draw:fill-color="#aecf00" draw:textarea-horizontal-align="justify" draw:textarea-vertical-align="middle" draw:auto-grow-height="false" fo:min-height="3.306cm" fo:min-width="7.374cm"/>
    </style:style>
    <style:style style:name="gr70" style:family="graphic" style:parent-style-name="standard">
      <style:graphic-properties draw:fill-color="#aecf00" draw:textarea-horizontal-align="justify" draw:textarea-vertical-align="middle" draw:auto-grow-height="false" fo:min-height="2.036cm" fo:min-width="7.374cm"/>
    </style:style>
    <style:style style:name="gr71" style:family="graphic" style:parent-style-name="standard">
      <style:graphic-properties draw:fill-color="#aecf00" draw:textarea-horizontal-align="justify" draw:textarea-vertical-align="middle" draw:auto-grow-height="false" fo:min-height="6.1cm" fo:min-width="7.755cm"/>
    </style:style>
    <style:style style:name="gr72" style:family="graphic" style:parent-style-name="standard">
      <style:graphic-properties draw:fill-color="#aecf00" draw:textarea-horizontal-align="justify" draw:textarea-vertical-align="middle" draw:auto-grow-height="false" fo:min-height="2.671cm" fo:min-width="7.755cm"/>
    </style:style>
    <style:style style:name="gr73" style:family="graphic" style:parent-style-name="standard">
      <style:graphic-properties draw:fill-color="#aecf00" draw:textarea-horizontal-align="justify" draw:textarea-vertical-align="middle" draw:auto-grow-height="false" fo:min-height="2.163cm" fo:min-width="7.755cm"/>
    </style:style>
    <style:style style:name="gr74" style:family="graphic" style:parent-style-name="standard">
      <style:graphic-properties draw:fill-color="#aecf00" draw:textarea-horizontal-align="justify" draw:textarea-vertical-align="middle" draw:auto-grow-height="false" fo:min-height="3.433cm" fo:min-width="7.755cm"/>
    </style:style>
    <style:style style:name="gr75" style:family="graphic" style:parent-style-name="standard">
      <style:graphic-properties draw:fill-color="#aecf00" draw:textarea-horizontal-align="justify" draw:textarea-vertical-align="middle" draw:auto-grow-height="false" fo:min-height="3.306cm" fo:min-width="10.422cm"/>
    </style:style>
    <style:style style:name="gr76" style:family="graphic" style:parent-style-name="standard">
      <style:graphic-properties draw:fill-color="#aecf00" draw:textarea-horizontal-align="justify" draw:textarea-vertical-align="middle" draw:auto-grow-height="false" fo:min-height="3.814cm" fo:min-width="10.422cm"/>
    </style:style>
    <style:style style:name="gr77" style:family="graphic" style:parent-style-name="standard">
      <style:graphic-properties draw:fill-color="#aecf00" draw:textarea-horizontal-align="justify" draw:textarea-vertical-align="middle" draw:auto-grow-height="false" fo:min-height="2.163cm" fo:min-width="10.422cm"/>
    </style:style>
    <style:style style:name="gr78" style:family="graphic" style:parent-style-name="standard">
      <style:graphic-properties draw:fill-color="#aecf00" draw:textarea-horizontal-align="justify" draw:textarea-vertical-align="middle" draw:auto-grow-height="false" fo:min-height="2.29cm" fo:min-width="10.422cm"/>
    </style:style>
    <style:style style:name="gr79" style:family="graphic" style:parent-style-name="standard">
      <style:graphic-properties draw:fill-color="#aecf00" draw:textarea-horizontal-align="justify" draw:textarea-vertical-align="middle" draw:auto-grow-height="false" fo:min-height="2.925cm" fo:min-width="10.422cm"/>
    </style:style>
    <style:style style:name="gr80" style:family="graphic" style:parent-style-name="standard">
      <style:graphic-properties draw:fill-color="#83caff" draw:textarea-horizontal-align="justify" draw:textarea-vertical-align="middle" draw:auto-grow-height="false" fo:min-height="9.656cm" fo:min-width="8.263cm"/>
    </style:style>
    <style:style style:name="gr81" style:family="graphic" style:parent-style-name="standard">
      <style:graphic-properties draw:fill-color="#83caff" draw:textarea-horizontal-align="justify" draw:textarea-vertical-align="middle" draw:auto-grow-height="false" fo:min-height="7.243cm" fo:min-width="8.263cm"/>
    </style:style>
    <style:style style:name="gr82" style:family="graphic" style:parent-style-name="standard">
      <style:graphic-properties draw:fill-color="#83caff" draw:textarea-horizontal-align="justify" draw:textarea-vertical-align="middle" draw:auto-grow-height="false" fo:min-height="6.735cm" fo:min-width="6.739cm"/>
    </style:style>
    <style:style style:name="gr83" style:family="graphic" style:parent-style-name="standard">
      <style:graphic-properties draw:fill-color="#83caff" draw:textarea-horizontal-align="justify" draw:textarea-vertical-align="middle" draw:auto-grow-height="false" fo:min-height="6.989cm" fo:min-width="7.247cm"/>
    </style:style>
    <style:style style:name="gr84" style:family="graphic" style:parent-style-name="standard">
      <style:graphic-properties draw:fill-color="#83caff" draw:textarea-horizontal-align="justify" draw:textarea-vertical-align="middle" draw:auto-grow-height="false" fo:min-height="4.018cm" fo:min-width="7.247cm"/>
    </style:style>
    <style:style style:name="gr85" style:family="graphic" style:parent-style-name="standard">
      <style:graphic-properties draw:fill-color="#ffffcc" draw:textarea-horizontal-align="justify" draw:textarea-vertical-align="middle" draw:auto-grow-height="false" fo:min-height="0.739cm" fo:min-width="0.758cm"/>
    </style:style>
    <style:style style:name="gr86" style:family="graphic" style:parent-style-name="standard">
      <style:graphic-properties draw:fill-color="#ccffcc" draw:textarea-horizontal-align="justify" draw:textarea-vertical-align="middle" draw:auto-grow-height="false" fo:min-height="2.671cm" fo:min-width="6.358cm"/>
    </style:style>
    <style:style style:name="gr87" style:family="graphic" style:parent-style-name="objectwithoutfill">
      <style:graphic-properties draw:marker-end="Arrow" draw:marker-end-width="0.3cm" draw:fill="none" draw:fill-color="#9999ff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2.525cm"/>
    </style:style>
    <style:style style:name="gr89" style:family="graphic" style:parent-style-name="standard">
      <style:graphic-properties draw:fill-color="#ccffff" draw:textarea-horizontal-align="justify" draw:textarea-vertical-align="middle" draw:auto-grow-height="false" fo:min-height="1.655cm" fo:min-width="6.358cm"/>
    </style:style>
    <style:style style:name="gr90" style:family="graphic" style:parent-style-name="objectwithoutfill">
      <style:graphic-properties draw:marker-end="Arrow" draw:marker-end-width="0.3cm" draw:fill="none" draw:textarea-vertical-align="middle"/>
    </style:style>
    <style:style style:name="gr91" style:family="graphic" style:parent-style-name="standard">
      <style:graphic-properties draw:fill-color="#ccffcc" draw:textarea-horizontal-align="justify" draw:textarea-vertical-align="middle" draw:auto-grow-height="false" fo:min-height="1.401cm" fo:min-width="6.358cm"/>
    </style:style>
    <style:style style:name="gr92" style:family="graphic" style:parent-style-name="standard">
      <style:graphic-properties draw:fill-color="#ccffff" draw:textarea-horizontal-align="justify" draw:textarea-vertical-align="middle" draw:auto-grow-height="false" fo:min-height="2.036cm" fo:min-width="6.358cm"/>
    </style:style>
    <style:style style:name="gr93" style:family="graphic" style:parent-style-name="standard">
      <style:graphic-properties draw:fill-color="#ccffff" draw:textarea-horizontal-align="justify" draw:textarea-vertical-align="middle" draw:auto-grow-height="false" fo:min-height="0.639cm" fo:min-width="6.358cm"/>
    </style:style>
    <style:style style:name="gr94" style:family="graphic" style:parent-style-name="standard">
      <style:graphic-properties draw:marker-end="Arrow" draw:textarea-vertical-align="middle"/>
    </style:style>
    <style:style style:name="gr95" style:family="graphic" style:parent-style-name="standard">
      <style:graphic-properties draw:fill-color="#ccffff" draw:textarea-horizontal-align="justify" draw:textarea-vertical-align="middle" draw:auto-grow-height="false" fo:min-height="1.528cm" fo:min-width="6.358cm"/>
    </style:style>
    <style:style style:name="P1" style:family="paragraph">
      <loext:graphic-properties draw:fill-color="#ff8080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0084d1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-color="#aecf00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aecf00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-color="#ff420e"/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fo:text-align="start"/>
    </style:style>
    <style:style style:name="P14" style:family="paragraph">
      <loext:graphic-properties draw:fill-color="#99ffcc"/>
      <style:paragraph-properties fo:text-align="center"/>
      <style:text-properties fo:font-size="8pt" style:font-size-asian="8pt" style:font-size-complex="8pt"/>
    </style:style>
    <style:style style:name="P15" style:family="paragraph">
      <loext:graphic-properties draw:fill-color="#9999ff"/>
      <style:paragraph-properties fo:text-align="center"/>
      <style:text-properties fo:font-size="8pt" style:font-size-asian="8pt" style:font-size-complex="8pt"/>
    </style:style>
    <style:style style:name="P16" style:family="paragraph">
      <loext:graphic-properties draw:fill="none" draw:fill-color="#9999ff"/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="none" draw:fill-color="#9999ff"/>
      <style:paragraph-properties fo:text-align="center"/>
    </style:style>
    <style:style style:name="P18" style:family="paragraph">
      <loext:graphic-properties draw:fill-color="#ffffcc"/>
      <style:paragraph-properties fo:text-align="center"/>
    </style:style>
    <style:style style:name="P19" style:family="paragraph">
      <loext:graphic-properties draw:fill-color="#aecf00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83caff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-color="#ccffcc"/>
      <style:paragraph-properties fo:text-align="center"/>
      <style:text-properties fo:font-size="8pt" style:font-size-asian="8pt" style:font-size-complex="8pt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-color="#ffffcc"/>
      <style:paragraph-properties fo:text-align="start"/>
      <style:text-properties fo:font-size="6pt" style:font-size-asian="6pt" style:font-size-complex="6pt"/>
    </style:style>
    <style:style style:name="P25" style:family="paragraph">
      <loext:graphic-properties draw:fill-color="#9999ff"/>
      <style:paragraph-properties fo:text-align="center"/>
    </style:style>
    <style:style style:name="P26" style:family="paragraph">
      <loext:graphic-properties draw:fill-color="#ccffff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style:style style:name="T7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8pt" fo:font-style="normal" style:font-size-asian="8pt" style:font-style-asian="normal" style:font-size-complex="8pt" style:font-style-complex="normal"/>
    </style:style>
    <style:style style:name="T10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6pt" fo:font-weight="bold" style:font-size-asian="6pt" style:font-weight-asian="bold" style:font-size-complex="6pt" style:font-weight-complex="bold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color="#ff3300" fo:font-size="6pt" fo:font-weight="bold" style:font-size-asian="6pt" style:font-weight-asian="bold" style:font-size-complex="6pt" style:font-weight-complex="bold"/>
    </style:style>
    <style:style style:name="T15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font-size="8pt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T17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794cm" svg:height="1.397cm" svg:x="12.303cm" svg:y="8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" draw:text-style-name="P3" draw:layer="layout" svg:width="1.524cm" svg:height="0.962cm" svg:x="13.065cm" svg:y="8.747cm">
          <draw:text-box>
            <text:p text:style-name="P2">UI</text:p>
          </draw:text-box>
        </draw:frame>
        <draw:frame draw:style-name="gr3" draw:text-style-name="P4" draw:layer="layout" svg:width="9.017cm" svg:height="0.835cm" svg:x="10.017cm" svg:y="0.419cm">
          <draw:text-box>
            <text:p><text:span text:style-name="T1">Модуль выгрузки файлов </text:span><text:span text:style-name="T2">Flashlight</text:span></text:p>
          </draw:text-box>
        </draw:frame>
        <draw:connector draw:style-name="gr4" draw:text-style-name="P5" draw:layer="layout" svg:x1="6.461cm" svg:y1="2.333cm" svg:x2="13.7cm" svg:y2="8.62cm" draw:start-shape="id1" draw:start-glue-point="1" draw:end-shape="id2" draw:end-glue-point="4" svg:d="M6461 2333h7239v6287" svg:viewBox="0 0 7240 6288">
          <text:p/>
        </draw:connector>
        <draw:frame draw:style-name="gr5" draw:text-style-name="P7" draw:layer="layout" svg:width="7.025cm" svg:height="1.539cm" svg:x="6.969cm" svg:y="1.307cm">
          <draw:text-box>
            <text:p text:style-name="P6"><text:span text:style-name="T3">события при скачивании файлов</text:span></text:p>
            <text:p text:style-name="P6"><text:span text:style-name="T3">'</text:span><text:span text:style-name="T4">download all files obtained result filtering</text:span><text:span text:style-name="T3">', </text:span></text:p>
            <text:p><text:span text:style-name="T3">'</text:span><text:span text:style-name="T4">download choose files obtained result filtering</text:span><text:span text:style-name="T3">',</text:span></text:p>
            <text:p><text:span text:style-name="T3">'</text:span><text:span text:style-name="T5">stop download files</text:span><text:span text:style-name="T3">' или '</text:span><text:span text:style-name="T5">cancel download files</text:span><text:span text:style-name="T3">' </text:span></text:p>
          </draw:text-box>
        </draw:frame>
        <draw:custom-shape draw:style-name="gr6" draw:text-style-name="P8" draw:layer="layout" svg:width="5.08cm" svg:height="1.651cm" svg:x="1.508cm" svg:y="3.794cm">
          <text:p text:style-name="P6"><text:span text:style-name="T3">По событию 'download all files</text:span></text:p>
          <text:p text:style-name="P6"><text:span text:style-name="T3"><text:s/></text:span><text:span text:style-name="T3">obtained result filtering' <text:s/>выз. функ. </text:span></text:p>
          <text:p text:style-name="P6"><text:span text:style-name="T6">preparingFileDownloadRequest</text:span></text:p>
          <text:p text:style-name="P6"><text:span text:style-name="T6">(data, socketIo, redis, cb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826cm" svg:height="1.016cm" svg:x="1.635cm" svg:y="6.461cm">
          <text:p text:style-name="P6"><text:span text:style-name="T6">preparingFileDownloadRequest</text:span></text:p>
          <text:p text:style-name="P6"><text:span text:style-name="T6">(data, socketIo, redis, cb) </text:span></text:p>
          <text:p text:style-name="P6"><text:span text:style-name="T6">1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9" draw:layer="layout" svg:x1="6.479cm" svg:y1="6.969cm" svg:x2="13.7cm" svg:y2="8.62cm">
          <text:p><text:span text:style-name="T3">сообщение UI об изменении статуса задачи</text:span></text:p>
          <text:p text:style-name="P6"><text:span text:style-name="T3">событие '</text:span><text:span text:style-name="T7">change object status</text:span><text:span text:style-name="T3">'</text:span></text:p>
        </draw:line>
        <draw:custom-shape draw:style-name="gr6" draw:text-style-name="P8" draw:layer="layout" svg:width="5.08cm" svg:height="1.651cm" svg:x="7.096cm" svg:y="3.794cm">
          <text:p text:style-name="P6"><text:span text:style-name="T3">По событию 'download choose files</text:span></text:p>
          <text:p text:style-name="P6"><text:span text:style-name="T3"><text:s/></text:span><text:span text:style-name="T3">obtained result filtering' <text:s/>выз. функ. </text:span></text:p>
          <text:p text:style-name="P6"><text:span text:style-name="T6">preparingFileDownloadRequest</text:span></text:p>
          <text:p text:style-name="P6"><text:span text:style-name="T6">(data, socketIo, redis, cb)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4.048cm" svg:y1="3.159cm" svg:x2="10.017cm" svg:y2="3.794cm">
          <text:p/>
        </draw:line>
        <draw:line draw:style-name="gr9" draw:text-style-name="P9" draw:layer="layout" svg:x1="4.048cm" svg:y1="3.159cm" svg:x2="4.048cm" svg:y2="3.794cm">
          <text:p/>
        </draw:line>
        <draw:line draw:style-name="gr9" draw:text-style-name="P9" draw:layer="layout" svg:x1="4.048cm" svg:y1="5.445cm" svg:x2="4.048cm" svg:y2="6.461cm">
          <text:p/>
        </draw:line>
        <draw:line draw:style-name="gr9" draw:text-style-name="P9" draw:layer="layout" svg:x1="9.636cm" svg:y1="5.445cm" svg:x2="6.461cm" svg:y2="6.461cm">
          <text:p/>
        </draw:line>
        <draw:custom-shape draw:style-name="gr10" draw:text-style-name="P10" draw:layer="layout" svg:width="4.572cm" svg:height="1.778cm" svg:x="1.762cm" svg:y="8.4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4.621cm" svg:height="1.861cm" svg:x="1.74cm" svg:y="8.493cm">
          <draw:text-box>
            <text:p text:style-name="P6"><text:span text:style-name="T3">Обработка задачи по выгрузки </text:span></text:p>
            <text:p text:style-name="P6"><text:span text:style-name="T3">файлов вызов функ. </text:span></text:p>
            <text:p text:style-name="P6"><text:span text:style-name="T6">processingFilesUpload.start</text:span></text:p>
            <text:p text:style-name="P6"><text:span text:style-name="T6">(socketIo, data, cb)</text:span></text:p>
            <text:p text:style-name="P6"><text:span text:style-name="T6">1.2</text:span></text:p>
          </draw:text-box>
        </draw:frame>
        <draw:line draw:style-name="gr9" draw:text-style-name="P9" draw:layer="layout" svg:x1="4.048cm" svg:y1="7.477cm" svg:x2="4.048cm" svg:y2="8.493cm">
          <text:p/>
        </draw:line>
        <draw:custom-shape draw:style-name="gr12" draw:text-style-name="P8" xml:id="id3" draw:id="id3" draw:layer="layout" svg:width="4.953cm" svg:height="1.905cm" svg:x="6.588cm" svg:y="8.493cm">
          <text:p text:style-name="P6"><text:span text:style-name="T3">Добавить задачу в очередь</text:span></text:p>
          <text:p text:style-name="P6"><text:span text:style-name="T3">(визуализация) выз. функ. </text:span></text:p>
          <text:p text:style-name="P6"><text:span text:style-name="T6">preparingVisualizationDownloadFiles</text:span></text:p>
          <text:p text:style-name="P6"><text:span text:style-name="T6">.preparingVisualizationAddTurn</text:span></text:p>
          <text:p text:style-name="P6"><text:span text:style-name="T6">(redis, data.taskIndex, sourceID, cb)</text:span></text:p>
          <text:p text:style-name="P6"><text:span text:style-name="T6">1.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9" draw:layer="layout" svg:x1="4.048cm" svg:y1="7.477cm" svg:x2="9.128cm" svg:y2="8.493cm">
          <text:p/>
        </draw:line>
        <draw:connector draw:style-name="gr13" draw:text-style-name="P6" draw:layer="layout" svg:x1="9.064cm" svg:y1="10.398cm" svg:x2="13.7cm" svg:y2="9.935cm" draw:start-shape="id3" draw:start-glue-point="2" draw:end-shape="id2" draw:end-glue-point="6" svg:d="M9064 10398v501h4636v-964" svg:viewBox="0 0 4637 965">
          <text:p/>
        </draw:connector>
        <draw:frame draw:style-name="gr14" draw:text-style-name="P7" draw:layer="layout" svg:width="4.939cm" svg:height="0.573cm" svg:x="8.888cm" svg:y="10.398cm">
          <draw:text-box>
            <text:p><text:span text:style-name="T3">событие '</text:span><text:span text:style-name="T5">task upload files added</text:span><text:span text:style-name="T3">'</text:span></text:p>
          </draw:text-box>
        </draw:frame>
        <draw:custom-shape draw:style-name="gr15" draw:text-style-name="P8" draw:layer="layout" svg:width="4.826cm" svg:height="2.54cm" svg:x="1.635cm" svg:y="13.573cm">
          <text:p text:style-name="P6"><text:span text:style-name="T3">Добавление задачи на скачивание</text:span></text:p>
          <text:p text:style-name="P6"><text:span text:style-name="T3"><text:s/></text:span><text:span text:style-name="T3">в очередь функ. </text:span></text:p>
          <text:p text:style-name="P6"><text:span text:style-name="T6">downloadManagementFiles</text:span></text:p>
          <text:p text:style-name="P6"><text:span text:style-name="T6">.addRequestDownloadFiles(</text:span></text:p>
          <text:p text:style-name="P6"><text:span text:style-name="T6">redis, { sourceID, taskIndex,</text:span></text:p>
          <text:p text:style-name="P6"><text:span text:style-name="T6">ListFiles })</text:span></text:p>
          <text:p text:style-name="P6"><text:span text:style-name="T6">1.4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4.572cm" svg:height="2.54cm" svg:x="6.842cm" svg:y="11.541cm">
          <text:p text:style-name="P6"><text:span text:style-name="T3">Отправка выбранному источнику</text:span></text:p>
          <text:p text:style-name="P6"><text:span text:style-name="T3">запроса на скачивание файлов</text:span></text:p>
          <text:p text:style-name="P6"><text:span text:style-name="T6">downloadManagementFiles</text:span></text:p>
          <text:p text:style-name="P6"><text:span text:style-name="T6">.startRequestDownloadFiles(</text:span></text:p>
          <text:p text:style-name="P6"><text:span text:style-name="T6">redis, { sourceID, taskIndex,</text:span></text:p>
          <text:p text:style-name="P6"><text:span text:style-name="T6">ListFiles })</text:span></text:p>
          <text:p text:style-name="P6"><text:span text:style-name="T6">1.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4.064cm" svg:height="1.778cm" svg:x="2.016cm" svg:y="11.033cm">
          <text:p text:style-name="P6"><text:span text:style-name="T3">Задача на данном </text:span></text:p>
          <text:p text:style-name="P6"><text:span text:style-name="T3">источнике</text:span></text:p>
          <text:p text:style-name="P6"><text:span text:style-name="T3">уже выполняетс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9" draw:layer="layout" svg:x1="4.048cm" svg:y1="10.271cm" svg:x2="4.048cm" svg:y2="11.033cm">
          <text:p/>
        </draw:line>
        <draw:line draw:style-name="gr18" draw:text-style-name="P9" draw:layer="layout" svg:x1="6.08cm" svg:y1="11.922cm" svg:x2="6.842cm" svg:y2="12.811cm">
          <text:p/>
        </draw:line>
        <draw:line draw:style-name="gr18" draw:text-style-name="P9" draw:layer="layout" svg:x1="4.048cm" svg:y1="12.811cm" svg:x2="4.048cm" svg:y2="13.573cm">
          <text:p/>
        </draw:line>
        <draw:frame draw:style-name="gr19" draw:text-style-name="P7" draw:layer="layout" svg:width="0.849cm" svg:height="0.573cm" svg:x="3.159cm" svg:y="12.873cm">
          <draw:text-box>
            <text:p><text:span text:style-name="T3">Да</text:span></text:p>
          </draw:text-box>
        </draw:frame>
        <draw:frame draw:style-name="gr20" draw:text-style-name="P7" draw:layer="layout" svg:width="0.98cm" svg:height="0.573cm" svg:x="5.572cm" svg:y="12.176cm">
          <draw:text-box>
            <text:p><text:span text:style-name="T3">Нет</text:span></text:p>
          </draw:text-box>
        </draw:frame>
        <draw:custom-shape draw:style-name="gr21" draw:text-style-name="P14" draw:layer="layout" svg:width="4.191cm" svg:height="2.794cm" svg:x="1.762cm" svg:y="16.748cm">
          <text:p text:style-name="P6"><text:span text:style-name="T3">WebSocket </text:span></text:p>
          <text:p text:style-name="P6"><text:span text:style-name="T3">соединение</text:span></text:p>
          <text:p text:style-name="P6"><text:span text:style-name="T3">c Moth_go</text:span></text:p>
          <text:p text:style-name="P6"><text:span text:style-name="T3"/></text:p>
          <text:p text:style-name="P13"><text:span text:style-name="T8">{ 'messageType': 'download files',</text:span></text:p>
          <text:p text:style-name="P13"><text:span text:style-name="T8"><text:s text:c="4"/></text:span><text:span text:style-name="T8">'info': {</text:span></text:p>
          <text:p text:style-name="P13"><text:span text:style-name="T8"><text:s text:c="9"/></text:span><text:span text:style-name="T8">'processing': 'start',</text:span></text:p>
          <text:p text:style-name="P13"><text:span text:style-name="T8"><text:s text:c="9"/></text:span><text:span text:style-name="T8">'taskIndex': taskIndex,</text:span></text:p>
          <text:p text:style-name="P13"><text:span text:style-name="T8"><text:s text:c="9"/></text:span><text:span text:style-name="T8">...</text:span></text:p>
          <draw:enhanced-geometry svg:viewBox="0 0 21600 21600" draw:type="rectangle" draw:enhanced-path="M 0 0 L 21600 0 21600 21600 0 21600 0 0 Z N"/>
        </draw:custom-shape>
        <draw:line draw:style-name="gr22" draw:text-style-name="P15" draw:layer="layout" svg:x1="5.953cm" svg:y1="18.399cm" svg:x2="9.128cm" svg:y2="14.081cm">
          <text:p text:style-name="P6"><text:span text:style-name="T3">'start', 'stop'</text:span></text:p>
        </draw:line>
        <draw:custom-shape draw:style-name="gr23" draw:text-style-name="P8" draw:layer="layout" svg:width="4.572cm" svg:height="2.794cm" svg:x="12.176cm" svg:y="16.748cm">
          <text:p text:style-name="P6"><text:span text:style-name="T4">websocketClient.js</text:span></text:p>
          <text:p text:style-name="P6"><text:span text:style-name="T9">обработка websocket</text:span></text:p>
          <text:p text:style-name="P6"><text:span text:style-name="T9">соединений</text:span></text:p>
          <text:p text:style-name="P6"><text:span text:style-name="T6">addHandlerConnection(objSetup)</text:span></text:p>
          <text:p text:style-name="P6"><text:span text:style-name="T9">1.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4.572cm" svg:height="1.905cm" svg:x="12.049cm" svg:y="13.827cm">
          <text:p text:style-name="P6"><text:span text:style-name="T6">routeWebsocket</text:span></text:p>
          <text:p text:style-name="P6"><text:span text:style-name="T6">.route(objData, sourceID, cb)</text:span></text:p>
          <text:p text:style-name="P6"><text:span text:style-name="T3">Обработка различных статусов </text:span></text:p>
          <text:p text:style-name="P6"><text:span text:style-name="T3">при передачи файлов</text:span></text:p>
          <text:p text:style-name="P6"><text:span text:style-name="T3">1.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6" draw:layer="layout" svg:x1="5.953cm" svg:y1="18.653cm" svg:x2="12.176cm" svg:y2="18.145cm">
          <text:p text:style-name="P6"><text:span text:style-name="T3">'ready', 'execute', 'execute completed',</text:span></text:p>
          <text:p text:style-name="P6"><text:span text:style-name="T3">'completed', 'stop', 'cancel'</text:span></text:p>
        </draw:line>
        <draw:custom-shape draw:style-name="gr26" draw:text-style-name="P8" draw:layer="layout" svg:width="5.461cm" svg:height="1.905cm" svg:x="23.239cm" svg:y="17.383cm">
          <text:p text:style-name="P6"><text:span text:style-name="T6">routeSocketIo</text:span></text:p>
          <text:p text:style-name="P6"><text:span text:style-name="T6">.eventGenerator(socketIo, sourceID, err)</text:span></text:p>
          <text:p text:style-name="P6"><text:span text:style-name="T3">Генерирование событий для 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xml:id="id1" draw:id="id1" draw:layer="layout" svg:width="4.826cm" svg:height="1.651cm" svg:x="1.635cm" svg:y="1.508cm">
          <text:p text:style-name="P6"><text:span text:style-name="T7">routeSocketIo.js</text:span></text:p>
          <text:p text:style-name="P6"><text:span text:style-name="T10">routeSocketIo</text:span></text:p>
          <text:p text:style-name="P6"><text:span text:style-name="T10">.eventHandling(socketI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17" draw:layer="layout" svg:x1="14.335cm" svg:y1="16.748cm" svg:x2="14.335cm" svg:y2="15.732cm">
          <text:p/>
        </draw:line>
        <draw:custom-shape draw:style-name="gr29" draw:text-style-name="P18" draw:layer="layout" svg:width="0.762cm" svg:height="0.889cm" svg:x="16.748cm" svg:y="17.764cm">
          <text:p text:style-name="P6">cb</text:p>
          <draw:enhanced-geometry svg:viewBox="0 0 21600 21600" draw:type="rectangle" draw:enhanced-path="M 0 0 L 21600 0 21600 21600 0 21600 0 0 Z N"/>
        </draw:custom-shape>
        <draw:line draw:style-name="gr28" draw:text-style-name="P17" draw:layer="layout" svg:x1="16.494cm" svg:y1="15.605cm" svg:x2="17.129cm" svg:y2="17.764cm">
          <text:p/>
        </draw:line>
        <draw:line draw:style-name="gr28" draw:text-style-name="P17" draw:layer="layout" svg:x1="17.51cm" svg:y1="18.272cm" svg:x2="23.225cm" svg:y2="18.272cm">
          <text:p/>
        </draw:line>
        <draw:custom-shape draw:style-name="gr30" draw:text-style-name="P8" xml:id="id4" draw:id="id4" draw:layer="layout" svg:width="6.477cm" svg:height="1.905cm" svg:x="22.209cm" svg:y="14.462cm">
          <text:p text:style-name="P6"><text:span text:style-name="T6">routingRequestDownloadFiles({redis, socketIoS, </text:span></text:p>
          <text:p text:style-name="P6"><text:span text:style-name="T6">req, remoteHostId, notifyMessage }</text:span></text:p>
          <text:p text:style-name="P6"><text:span text:style-name="T3">Обработка разных статусов при выгрузки </text:span></text:p>
          <text:p text:style-name="P6"><text:span text:style-name="T3">файлов для визуализации событий в UI</text:span></text:p>
          <text:p text:style-name="P6"><text:span text:style-name="T3">1.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17" draw:layer="layout" svg:x1="25.765cm" svg:y1="17.383cm" svg:x2="25.765cm" svg:y2="16.494cm">
          <text:p/>
        </draw:line>
        <draw:custom-shape draw:style-name="gr31" draw:text-style-name="P8" draw:layer="layout" svg:width="5.842cm" svg:height="1.778cm" svg:x="12.176cm" svg:y="11.414cm">
          <text:p text:style-name="P6"><text:span text:style-name="T6">processingToDownloadFiles</text:span></text:p>
          <text:p text:style-name="P6"><text:span text:style-name="T6">(redis, data, sourceID, cb)</text:span></text:p>
          <text:p text:style-name="P6"><text:span text:style-name="T3">1.9.1-1.9.5</text:span></text:p>
          <text:p text:style-name="P6"><text:span text:style-name="T3">Обработка информации при выгрузки</text:span></text:p>
          <text:p text:style-name="P6"><text:span text:style-name="T3">файло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8" draw:layer="layout" svg:width="0.762cm" svg:height="0.889cm" svg:x="16.621cm" svg:y="14.335cm">
          <text:p text:style-name="P6">cb</text:p>
          <draw:enhanced-geometry svg:viewBox="0 0 21600 21600" draw:type="rectangle" draw:enhanced-path="M 0 0 L 21600 0 21600 21600 0 21600 0 0 Z N"/>
        </draw:custom-shape>
        <draw:line draw:style-name="gr28" draw:text-style-name="P17" draw:layer="layout" svg:x1="14.208cm" svg:y1="13.827cm" svg:x2="14.97cm" svg:y2="13.192cm">
          <text:p/>
        </draw:line>
        <draw:line draw:style-name="gr28" draw:text-style-name="P17" draw:layer="layout" svg:x1="16.113cm" svg:y1="13.192cm" svg:x2="17.002cm" svg:y2="14.335cm">
          <text:p/>
        </draw:line>
        <draw:line draw:style-name="gr22" draw:text-style-name="P15" draw:layer="layout" svg:x1="5.953cm" svg:y1="18.526cm" svg:x2="12.43cm" svg:y2="13.192cm">
          <text:p text:style-name="P6"><text:span text:style-name="T3">'ready', 'waiting for transfer',</text:span></text:p>
          <text:p text:style-name="P6"><text:span text:style-name="T3">'execute success', 'execute failure'</text:span></text:p>
        </draw:line>
        <draw:custom-shape draw:style-name="gr32" draw:text-style-name="P5" draw:layer="layout" svg:width="0.762cm" svg:height="0.889cm" svg:x="18.018cm" svg:y="11.795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4.064cm" svg:height="1.397cm" svg:x="18.018cm" svg:y="16.24cm">
          <text:p text:style-name="P6"><text:span text:style-name="T6">actionWhenReceivingComplete</text:span></text:p>
          <text:p text:style-name="P6"><text:span text:style-name="T6">(redis, {taskIndex, sourceID})</text:span></text:p>
          <text:p text:style-name="P6"><text:span text:style-name="T6">1.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3.556cm" svg:height="2.032cm" svg:x="19.542cm" svg:y="12.176cm">
          <text:p text:style-name="P6"><text:span text:style-name="T6">actionWhenReceivingStop</text:span></text:p>
          <text:p text:style-name="P6"><text:span text:style-name="T6">(redis, taskIndex, sourceID)</text:span></text:p>
          <text:p text:style-name="P6"><text:span text:style-name="T6">1.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17" draw:layer="layout" svg:x1="17.002cm" svg:y1="13.192cm" svg:x2="18.653cm" svg:y2="16.24cm">
          <text:p/>
        </draw:line>
        <draw:line draw:style-name="gr28" draw:text-style-name="P17" draw:layer="layout" svg:x1="17.383cm" svg:y1="13.192cm" svg:x2="19.542cm" svg:y2="13.573cm">
          <text:p/>
        </draw:line>
        <draw:line draw:style-name="gr28" draw:text-style-name="P17" draw:layer="layout" svg:x1="19.542cm" svg:y1="13.319cm" svg:x2="18.78cm" svg:y2="12.303cm">
          <text:p/>
        </draw:line>
        <draw:line draw:style-name="gr28" draw:text-style-name="P17" draw:layer="layout" svg:x1="20.05cm" svg:y1="16.24cm" svg:x2="18.399cm" svg:y2="12.684cm">
          <text:p/>
        </draw:line>
        <draw:connector draw:style-name="gr35" draw:text-style-name="P6" draw:layer="layout" svg:x1="25.447cm" svg:y1="14.462cm" svg:x2="15.097cm" svg:y2="9.319cm" draw:start-shape="id4" draw:start-glue-point="0" draw:end-shape="id2" draw:end-glue-point="7" svg:d="M25447 14462v-5143h-10350" svg:viewBox="0 0 10351 5144">
          <text:p/>
        </draw:connector>
        <draw:frame draw:style-name="gr36" draw:text-style-name="P7" draw:layer="layout" svg:width="8.855cm" svg:height="1.217cm" svg:x="15.412cm" svg:y="9.382cm">
          <draw:text-box>
            <text:p><text:span text:style-name="T3">события '</text:span><text:span text:style-name="T5">all files successfully downloaded</text:span><text:span text:style-name="T3">'.</text:span></text:p>
            <text:p><text:span text:style-name="T3">'</text:span><text:span text:style-name="T5">change number uploaded files</text:span><text:span text:style-name="T3">', '</text:span><text:span text:style-name="T5">change object status</text:span><text:span text:style-name="T3">',</text:span></text:p>
            <text:p><text:span text:style-name="T3">'</text:span><text:span text:style-name="T5">update the download progress</text:span><text:span text:style-name="T3">','</text:span><text:span text:style-name="T5">file successfully downloaded</text:span><text:span text:style-name="T3">'</text:span></text:p>
          </draw:text-box>
        </draw:frame>
      </draw:page>
      <draw:page draw:name="page2" draw:style-name="dp1" draw:master-page-name="Default">
        <draw:frame draw:style-name="gr37" draw:text-style-name="P20" draw:layer="layout" svg:width="8.418cm" svg:height="0.806cm" svg:x="12.049cm" svg:y="0.492cm">
          <draw:text-box>
            <text:p><text:span text:style-name="T1">Модуль выгрузки файлов </text:span><text:span text:style-name="T2">Moth_go</text:span></text:p>
          </draw:text-box>
        </draw:frame>
        <draw:custom-shape draw:style-name="gr38" draw:text-style-name="P21" draw:layer="layout" svg:width="7.747cm" svg:height="1.27cm" svg:x="1.889cm" svg:y="5.191cm">
          <text:p text:style-name="P6"><text:span text:style-name="T3">Модуль </text:span><text:span text:style-name="T6">routeWebSocketRequest.go</text:span></text:p>
          <text:p text:style-name="P6"><text:span text:style-name="T3">Case type: 'download files'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draw:layer="layout" svg:width="8.89cm" svg:height="1.397cm" svg:x="1.254cm" svg:y="7.096cm">
          <text:p text:style-name="P6"><text:span text:style-name="T3">Обработка запроса на скачивание файлов</text:span></text:p>
          <text:p text:style-name="P6"><text:span text:style-name="T3">выз. функ. </text:span><text:span text:style-name="T6">ProcessingWebsocketRequest</text:span></text:p>
          <text:p text:style-name="P6"><text:span text:style-name="T6">.RequestTypeUploadFiles(&amp;pfrdf, messageTypeDownloadFiles, dfi)</text:span></text:p>
          <text:p text:style-name="P6"><text:span text:style-name="T3">1.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8" draw:text-style-name="P17" draw:layer="layout" svg:x1="5.699cm" svg:y1="6.461cm" svg:x2="5.699cm" svg:y2="7.096cm">
          <text:p/>
        </draw:line>
        <draw:custom-shape draw:style-name="gr40" draw:text-style-name="P12" draw:layer="layout" svg:width="5.08cm" svg:height="1.143cm" svg:x="3.159cm" svg:y="9.382cm">
          <text:p text:style-name="P6"><text:span text:style-name="T3">info.processing: 'start'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8" draw:text-style-name="P17" draw:layer="layout" svg:x1="5.699cm" svg:y1="8.493cm" svg:x2="5.699cm" svg:y2="9.382cm">
          <text:p/>
        </draw:line>
        <draw:custom-shape draw:style-name="gr41" draw:text-style-name="P21" draw:layer="layout" svg:width="8.128cm" svg:height="3.175cm" svg:x="1.635cm" svg:y="11.16cm">
          <text:p text:style-name="P6"><text:span text:style-name="T3">Подпрограмма </text:span><text:span text:style-name="T6">RouteProcessingUploadFiles(pfrdf, dfi)</text:span></text:p>
          <text:p text:style-name="P6"><text:span text:style-name="T9">осуществляет обработку запросов на скачивание файлов</text:span></text:p>
          <text:p text:style-name="P6"><text:span text:style-name="T9">1.2</text:span></text:p>
          <text:p text:style-name="P6"><text:span text:style-name="T9">Типы запросов:</text:span></text:p>
          <text:p text:style-name="P6"><text:span text:style-name="T9">- '</text:span><text:span text:style-name="T4">stop</text:span><text:span text:style-name="T9">'</text:span></text:p>
          <text:p text:style-name="P6"><text:span text:style-name="T9">- '</text:span><text:span text:style-name="T4">ready</text:span><text:span text:style-name="T9">'</text:span></text:p>
          <text:p text:style-name="P6"><text:span text:style-name="T9">- '</text:span><text:span text:style-name="T4">waiting for transfer</text:span><text:span text:style-name="T9">'</text:span></text:p>
          <text:p text:style-name="P6"><text:span text:style-name="T9">- '</text:span><text:span text:style-name="T4">execute success</text:span><text:span text:style-name="T9">'</text:span></text:p>
          <text:p text:style-name="P6"><text:span text:style-name="T9">- '</text:span><text:span text:style-name="T4">execute failure</text:span><text:span text:style-name="T9">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2" draw:layer="layout" svg:width="4.572cm" svg:height="1.143cm" svg:x="19.542cm" svg:y="8.366cm">
          <text:p text:style-name="P6"><text:span text:style-name="T3">Канал </text:span></text:p>
          <text:p text:style-name="P6"><text:span text:style-name="T5">сhanInfoDownloadTaskGetMoth</text:span></text:p>
          <draw:enhanced-geometry svg:viewBox="0 0 21600 21600" draw:type="rectangle" draw:enhanced-path="M 0 0 L 21600 0 21600 21600 0 21600 0 0 Z N"/>
        </draw:custom-shape>
        <draw:line draw:style-name="gr28" draw:text-style-name="P17" draw:layer="layout" svg:x1="5.699cm" svg:y1="10.525cm" svg:x2="5.699cm" svg:y2="11.16cm">
          <text:p/>
        </draw:line>
        <draw:frame draw:style-name="gr43" draw:text-style-name="P7" draw:layer="layout" svg:width="1.963cm" svg:height="0.573cm" svg:x="3.413cm" svg:y="10.587cm">
          <draw:text-box draw:corner-radius="0.381cm">
            <text:p><text:span text:style-name="T3">Да (запуск)</text:span></text:p>
          </draw:text-box>
        </draw:frame>
        <draw:frame draw:style-name="gr44" draw:text-style-name="P7" draw:layer="layout" svg:width="2.479cm" svg:height="0.573cm" svg:x="7.223cm" svg:y="9.063cm">
          <draw:text-box>
            <text:p><text:span text:style-name="T3">Нет (передача)</text:span></text:p>
          </draw:text-box>
        </draw:frame>
        <draw:custom-shape draw:style-name="gr42" draw:text-style-name="P22" draw:layer="layout" svg:width="4.572cm" svg:height="1.143cm" svg:x="19.542cm" svg:y="10.017cm">
          <text:p text:style-name="P6"><text:span text:style-name="T3">Канал </text:span><text:span text:style-name="T5">chanSendFile</text:span></text:p>
          <text:p text:style-name="P6"><text:span text:style-name="T3">инф. успешно или не успешно</text:span></text:p>
          <text:p text:style-name="P6"><text:span text:style-name="T3">принят файл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7.493cm" svg:height="1.651cm" svg:x="1.889cm" svg:y="15.351cm">
          <text:p text:style-name="P6"><text:span text:style-name="T3">Инициализация начала передачи файлов</text:span></text:p>
          <text:p text:style-name="P6"><text:span text:style-name="T3">запуск подпрограммы </text:span><text:span text:style-name="T6">ProcessingUploadFiles</text:span></text:p>
          <text:p text:style-name="P6"><text:span text:style-name="T6">(pfrdf, dfi, chanSendFile, chanSendStopDownloadFiles)</text:span></text:p>
          <text:p text:style-name="P6"><text:span text:style-name="T9">1.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17" draw:layer="layout" svg:x1="5.699cm" svg:y1="14.335cm" svg:x2="5.699cm" svg:y2="15.351cm">
          <text:p/>
        </draw:line>
        <draw:frame draw:style-name="gr46" draw:text-style-name="P7" draw:layer="layout" svg:width="2.432cm" svg:height="0.573cm" svg:x="3.286cm" svg:y="14.589cm">
          <draw:text-box>
            <text:p><text:span text:style-name="T3">'ready' (запуск)</text:span></text:p>
          </draw:text-box>
        </draw:frame>
        <draw:custom-shape draw:style-name="gr47" draw:text-style-name="P21" draw:layer="layout" svg:width="6.35cm" svg:height="2.032cm" svg:x="10.017cm" svg:y="15.351cm">
          <text:p text:style-name="P6"><text:span text:style-name="T3">Непосредственная передача файла</text:span></text:p>
          <text:p text:style-name="P6"><text:span text:style-name="T3">запуск подпрограммы</text:span></text:p>
          <text:p text:style-name="P6"><text:span text:style-name="T6">ReadSelectedFile</text:span></text:p>
          <text:p text:style-name="P6"><text:span text:style-name="T6">(pfrdf, dfi, chanStopReadDownloadFiles)</text:span></text:p>
          <text:p text:style-name="P6"><text:span text:style-name="T3">1.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8" draw:text-style-name="P16" draw:layer="layout" svg:x1="5.699cm" svg:y1="14.335cm" svg:x2="13.192cm" svg:y2="15.351cm">
          <text:p text:style-name="P6"><text:span text:style-name="T3">'waiting for transfer' (запуск)</text:span></text:p>
        </draw:line>
        <draw:custom-shape draw:style-name="gr49" draw:text-style-name="P23" draw:layer="layout" svg:width="5.207cm" svg:height="1.905cm" svg:x="11.795cm" svg:y="13.065cm">
          <text:p text:style-name="P6"><text:span text:style-name="T3">- close(chanSendFile)</text:span></text:p>
          <text:p text:style-name="P6"><text:span text:style-name="T3">- очистка списка передаваемых файлов</text:span></text:p>
          <text:p text:style-name="P6"><text:span text:style-name="T3">- удаление задачи</text:span></text:p>
          <text:p text:style-name="P6"><text:span text:style-name="T5">ВЫХОД</text:span><text:span text:style-name="T3"> из подпрограммы </text:span></text:p>
          <text:p text:style-name="P6"><text:span text:style-name="T3">RouteProcessingUpload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0" draw:text-style-name="P16" draw:layer="layout" svg:x1="9.763cm" svg:y1="12.938cm" svg:x2="11.795cm" svg:y2="14.081cm">
          <text:p text:style-name="P6"><text:span text:style-name="T3">'stop' (выход)</text:span></text:p>
        </draw:line>
        <draw:custom-shape draw:style-name="gr51" draw:text-style-name="P21" xml:id="id7" draw:id="id7" draw:layer="layout" svg:width="5.334cm" svg:height="2.667cm" svg:x="10.779cm" svg:y="5.318cm">
          <text:p text:style-name="P6"><text:span text:style-name="T3">Подпрограмма</text:span></text:p>
          <text:p text:style-name="P6"><text:span text:style-name="T6">ProcessMsgDownloadComingChannel</text:span></text:p>
          <text:p text:style-name="P6"><text:span text:style-name="T6">(acc, dfi, remoteIP)</text:span></text:p>
          <text:p text:style-name="P6"><text:span text:style-name="T6"/></text:p>
          <text:p text:style-name="P6"><text:span text:style-name="T3">для обработки информации</text:span></text:p>
          <text:p text:style-name="P6"><text:span text:style-name="T3">приходящей через канал</text:span></text:p>
          <text:p text:style-name="P6"><text:span text:style-name="T5">ChanInfoDownloadTaskSendMoth</text:span></text:p>
          <text:p text:style-name="P6"><text:span text:style-name="T11">1.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8" draw:text-style-name="P16" draw:layer="layout" svg:x1="9.636cm" svg:y1="5.826cm" svg:x2="10.779cm" svg:y2="6.842cm">
          <text:p text:style-name="P6"><text:span text:style-name="T3">запуск</text:span></text:p>
        </draw:line>
        <draw:line draw:style-name="gr52" draw:text-style-name="P17" draw:layer="layout" svg:x1="9.763cm" svg:y1="12.557cm" svg:x2="19.542cm" svg:y2="10.652cm">
          <text:p><text:span text:style-name="T3">'execute success',</text:span></text:p>
          <text:p><text:span text:style-name="T3">'execute failure'</text:span></text:p>
        </draw:line>
        <draw:custom-shape draw:style-name="gr42" draw:text-style-name="P22" xml:id="id6" draw:id="id6" draw:layer="layout" svg:width="4.572cm" svg:height="1.143cm" svg:x="19.542cm" svg:y="11.668cm">
          <text:p text:style-name="P6"><text:span text:style-name="T3">Канал </text:span></text:p>
          <text:p text:style-name="P6"><text:span text:style-name="T5">сhanInfoDownloadTaskSendMoth</text:span></text:p>
          <draw:enhanced-geometry svg:viewBox="0 0 21600 21600" draw:type="rectangle" draw:enhanced-path="M 0 0 L 21600 0 21600 21600 0 21600 0 0 Z N"/>
        </draw:custom-shape>
        <draw:custom-shape draw:style-name="gr53" draw:text-style-name="P24" xml:id="id5" draw:id="id5" draw:layer="layout" svg:width="6.096cm" svg:height="2.667cm" svg:x="2.397cm" svg:y="17.51cm">
          <text:p text:style-name="P6"><text:span text:style-name="T12">Тип сообщения 1-1</text:span></text:p>
          <text:p text:style-name="P13"><text:span text:style-name="T13">configure.ChanInfoDownloadTask{</text:span></text:p>
          <text:p text:style-name="P13"><text:span text:style-name="T13"><text:s text:c="4"/></text:span><text:span text:style-name="T13">TaskIndex: <text:s text:c="5"/>dfi.RemoteIP[pfrdf.RemoteIP].TaskIndex,</text:span></text:p>
          <text:p text:style-name="P13"><text:span text:style-name="T13"><text:s text:c="4"/></text:span><text:span text:style-name="T13">TypeProcessing: "</text:span><text:span text:style-name="T14">execute</text:span><text:span text:style-name="T13">"/”</text:span><text:span text:style-name="T14">completed</text:span><text:span text:style-name="T13">”,</text:span></text:p>
          <text:p text:style-name="P13"><text:span text:style-name="T13"><text:s text:c="4"/></text:span><text:span text:style-name="T13">RemoteIP: <text:s text:c="6"/>pfrdf.RemoteIP,</text:span></text:p>
          <text:p text:style-name="P13"><text:span text:style-name="T13"><text:s text:c="4"/></text:span><text:span text:style-name="T13">InfoFileDownloadTask: configure.InfoFileDownloadTask{</text:span></text:p>
          <text:p text:style-name="P13"><text:span text:style-name="T13"><text:s text:c="8"/></text:span><text:span text:style-name="T13">FileName: fileStats.Name(),</text:span></text:p>
          <text:p text:style-name="P13"><text:span text:style-name="T13"><text:s text:c="8"/></text:span><text:span text:style-name="T13">FileHash: fileHash,</text:span></text:p>
          <text:p text:style-name="P13"><text:span text:style-name="T13"><text:s text:c="8"/></text:span><text:span text:style-name="T13">FileSize: fileSize, }, }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54" draw:text-style-name="P7" draw:layer="layout" svg:width="0.502cm" svg:height="1.195cm" svg:x="12.557cm" svg:y="18.653cm">
          <draw:text-box>
            <text:p/>
          </draw:text-box>
        </draw:frame>
        <draw:line draw:style-name="gr28" draw:text-style-name="P17" draw:layer="layout" svg:x1="5.445cm" svg:y1="17.002cm" svg:x2="5.445cm" svg:y2="17.51cm">
          <text:p/>
        </draw:line>
        <draw:connector draw:style-name="gr55" draw:text-style-name="P25" draw:layer="layout" svg:x1="8.493cm" svg:y1="18.844cm" svg:x2="8.493cm" svg:y2="18.844cm" draw:start-shape="id5" draw:start-glue-point="7" draw:end-shape="id5" draw:end-glue-point="7" svg:d="M8493 18844z" svg:viewBox="0 0 1 1">
          <text:p/>
        </draw:connector>
        <draw:line draw:style-name="gr56" draw:text-style-name="P17" draw:layer="layout" svg:x1="8.493cm" svg:y1="18.653cm" svg:x2="19.542cm" svg:y2="12.176cm">
          <text:p/>
        </draw:line>
        <draw:connector draw:style-name="gr57" draw:text-style-name="P25" draw:layer="layout" svg:x1="24.114cm" svg:y1="12.239cm" svg:x2="16.113cm" svg:y2="6.651cm" draw:start-shape="id6" draw:start-glue-point="1" draw:end-shape="id7" draw:end-glue-point="1" svg:d="M24114 12239h501v-5588h-8502" svg:viewBox="0 0 8503 5589">
          <text:p/>
        </draw:connector>
        <draw:custom-shape draw:style-name="gr58" draw:text-style-name="P24" draw:layer="layout" svg:width="3.429cm" svg:height="1.905cm" svg:x="9.636cm" svg:y="9.128cm">
          <text:p text:style-name="P13"><text:span text:style-name="T13">configure.ChanInfoDownloadTask{</text:span></text:p>
          <text:p text:style-name="P13"><text:span text:style-name="T13"><text:s text:c="4"/></text:span><text:span text:style-name="T13">TaskIndex: <text:s text:c="5"/>taskIndex,</text:span></text:p>
          <text:p text:style-name="P13"><text:span text:style-name="T13"><text:s text:c="4"/></text:span><text:span text:style-name="T13">TypeProcessing: "</text:span><text:span text:style-name="T14">ready</text:span><text:span text:style-name="T13">",</text:span></text:p>
          <text:p text:style-name="P13"><text:span text:style-name="T13"><text:s text:c="4"/></text:span><text:span text:style-name="T13">RemoteIP: <text:s text:c="6"/>remoteIP,</text:span></text:p>
          <text:p text:style-name="P13"><text:span text:style-name="T13">}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28" draw:text-style-name="P17" draw:layer="layout" svg:x1="8.112cm" svg:y1="10.017cm" svg:x2="9.636cm" svg:y2="10.017cm">
          <text:p/>
        </draw:line>
        <draw:line draw:style-name="gr59" draw:text-style-name="P17" draw:layer="layout" svg:x1="13.065cm" svg:y1="9.89cm" svg:x2="19.542cm" svg:y2="12.049cm">
          <text:p/>
        </draw:line>
        <draw:line draw:style-name="gr52" draw:text-style-name="P16" draw:layer="layout" svg:x1="10.144cm" svg:y1="7.731cm" svg:x2="19.542cm" svg:y2="8.874cm">
          <text:p text:style-name="P6"><text:span text:style-name="T3">Типы 'ready', 'waiting for transfer',</text:span></text:p>
          <text:p text:style-name="P6"><text:span text:style-name="T3">'execute success', 'execute failure', 'stop'</text:span></text:p>
        </draw:line>
        <draw:line draw:style-name="gr60" draw:text-style-name="P16" draw:layer="layout" svg:x1="9.763cm" svg:y1="11.795cm" svg:x2="19.542cm" svg:y2="9.001cm">
          <text:p text:style-name="P6"><text:span text:style-name="T3">Типы 'ready', 'waiting for transfer',</text:span></text:p>
          <text:p text:style-name="P6"><text:span text:style-name="T3">'execute success', 'execute failure', 'stop'</text:span></text:p>
        </draw:line>
        <draw:line draw:style-name="gr61" draw:text-style-name="P15" draw:layer="layout" svg:x1="6.08cm" svg:y1="15.351cm" svg:x2="19.542cm" svg:y2="10.906cm">
          <text:p text:style-name="P6"><text:span text:style-name="T3">'success'/'failure'</text:span></text:p>
        </draw:line>
        <draw:custom-shape draw:style-name="gr21" draw:text-style-name="P14" xml:id="id8" draw:id="id8" draw:layer="layout" svg:width="4.191cm" svg:height="2.794cm" svg:x="12.684cm" svg:y="1.254cm">
          <text:p text:style-name="P6"><text:span text:style-name="T3">WebSocket </text:span></text:p>
          <text:p text:style-name="P6"><text:span text:style-name="T3">соединение</text:span></text:p>
          <text:p text:style-name="P6"><text:span text:style-name="T3">c Flashlight</text:span></text:p>
          <text:p text:style-name="P6"><text:span text:style-name="T3"/></text:p>
          <text:p text:style-name="P13"><text:span text:style-name="T8">{ 'messageType': 'download files',</text:span></text:p>
          <text:p text:style-name="P13"><text:span text:style-name="T8"><text:s text:c="4"/></text:span><text:span text:style-name="T8">'info': {</text:span></text:p>
          <text:p text:style-name="P13"><text:span text:style-name="T8"><text:s text:c="9"/></text:span><text:span text:style-name="T8">'processing': 'ready',</text:span></text:p>
          <text:p text:style-name="P13"><text:span text:style-name="T8"><text:s text:c="9"/></text:span><text:span text:style-name="T8">'taskIndex': taskIndex,</text:span></text:p>
          <text:p text:style-name="P13"><text:span text:style-name="T8"><text:s text:c="9"/></text:span><text:span text:style-name="T8">...</text:span></text:p>
          <draw:enhanced-geometry svg:viewBox="0 0 21600 21600" draw:type="rectangle" draw:enhanced-path="M 0 0 L 21600 0 21600 21600 0 21600 0 0 Z N"/>
        </draw:custom-shape>
        <draw:line draw:style-name="gr22" draw:text-style-name="P25" draw:layer="layout" svg:x1="5.699cm" svg:y1="5.191cm" svg:x2="12.684cm" svg:y2="2.524cm">
          <text:p text:style-name="P6"><text:span text:style-name="T3">'start', 'ready', 'waiting for transfer',</text:span></text:p>
          <text:p text:style-name="P6"><text:span text:style-name="T3">'execute success', 'execute failure', 'stop'</text:span></text:p>
        </draw:line>
        <draw:connector draw:style-name="gr62" draw:text-style-name="P25" draw:layer="layout" svg:x1="13.446cm" svg:y1="5.318cm" svg:x2="16.875cm" svg:y2="2.651cm" draw:start-shape="id7" draw:start-glue-point="0" draw:end-shape="id8" draw:end-glue-point="1" svg:d="M13446 5318v-635h3929v-2032h-500" svg:viewBox="0 0 3930 2668">
          <text:p/>
        </draw:connector>
        <draw:frame draw:style-name="gr63" draw:text-style-name="P20" draw:layer="layout" svg:width="5.239cm" svg:height="0.895cm" svg:x="11.795cm" svg:y="4.175cm">
          <draw:text-box>
            <text:p text:style-name="P6"><text:span text:style-name="T3">'ready', 'execute', 'execute completed'</text:span></text:p>
            <text:p text:style-name="P6"><text:span text:style-name="T3">'completed', 'stop', 'cancel'</text:span></text:p>
          </draw:text-box>
        </draw:frame>
        <draw:custom-shape draw:style-name="gr64" draw:text-style-name="P22" draw:layer="layout" svg:width="5.08cm" svg:height="1.143cm" svg:x="19.288cm" svg:y="13.192cm">
          <text:p text:style-name="P6"><text:span text:style-name="T3">Канал </text:span></text:p>
          <text:p text:style-name="P6"><text:span text:style-name="T4">сhanWebsocketTranssmitionBinary</text:span></text:p>
          <text:p text:style-name="P6"><text:span text:style-name="T15">для передачи кусочков файла</text:span></text:p>
          <draw:enhanced-geometry svg:viewBox="0 0 21600 21600" draw:type="rectangle" draw:enhanced-path="M 0 0 L 21600 0 21600 21600 0 21600 0 0 Z N"/>
        </draw:custom-shape>
        <draw:line draw:style-name="gr52" draw:text-style-name="P16" draw:layer="layout" svg:x1="16.367cm" svg:y1="16.748cm" svg:x2="19.288cm" svg:y2="13.7cm">
          <text:p text:style-name="P6"><text:span text:style-name="T3">bytes</text:span></text:p>
        </draw:line>
        <draw:line draw:style-name="gr52" draw:text-style-name="P16" draw:layer="layout" svg:x1="16.367cm" svg:y1="16.113cm" svg:x2="19.542cm" svg:y2="12.43cm">
          <text:p text:style-name="P6"><text:span text:style-name="T3">'execute completed',</text:span></text:p>
          <text:p text:style-name="P6"><text:span text:style-name="T3">'cancel', аналогично типу 1-1</text:span></text:p>
        </draw:line>
        <draw:custom-shape draw:style-name="gr64" draw:text-style-name="P22" draw:layer="layout" svg:width="5.08cm" svg:height="1.143cm" svg:x="19.288cm" svg:y="14.716cm">
          <text:p text:style-name="P6"><text:span text:style-name="T3">Канал </text:span></text:p>
          <text:p text:style-name="P6"><text:span text:style-name="T4">chanSendStopDownloadFiles</text:span></text:p>
          <text:p text:style-name="P6"><text:span text:style-name="T15">инф. о завершении передачи файлов</text:span></text:p>
          <draw:enhanced-geometry svg:viewBox="0 0 21600 21600" draw:type="rectangle" draw:enhanced-path="M 0 0 L 21600 0 21600 21600 0 21600 0 0 Z N"/>
        </draw:custom-shape>
        <draw:polyline draw:style-name="gr59" draw:text-style-name="P16" draw:layer="layout" svg:width="10.651cm" svg:height="2.321cm" draw:transform="skewX (-0.0122173047639603) rotate (0.0865683308989187) translate (8.67606024586087cm 16.1449596428108cm)" svg:viewBox="0 0 10652 2322" draw:points="0,861 1175,1729 8000,2322 10652,0">
          <text:p/>
        </draw:polyline>
        <draw:frame draw:style-name="gr65" draw:text-style-name="P17" draw:layer="layout" svg:width="4.998cm" svg:height="0.896cm" svg:x="11.623cm" svg:y="17.637cm">
          <draw:text-box>
            <text:p text:style-name="P6"><text:span text:style-name="T3">Файлы для передачи закончились</text:span></text:p>
            <text:p text:style-name="P6"><text:span text:style-name="T3">отправляется struct{}{}</text:span></text:p>
          </draw:text-box>
        </draw:frame>
        <draw:line draw:style-name="gr66" draw:text-style-name="P17" draw:layer="layout" svg:x1="20.558cm" svg:y1="15.859cm" svg:x2="18.526cm" svg:y2="18.272cm">
          <text:p/>
        </draw:line>
        <draw:line draw:style-name="gr66" draw:text-style-name="P17" draw:layer="layout" svg:x1="9.509cm" svg:y1="18.272cm" svg:x2="18.526cm" svg:y2="18.272cm">
          <text:p/>
        </draw:line>
        <draw:line draw:style-name="gr66" draw:text-style-name="P17" draw:layer="layout" svg:x1="1.508cm" svg:y1="17.256cm" svg:x2="8.874cm" svg:y2="17.256cm">
          <text:p/>
        </draw:line>
        <draw:line draw:style-name="gr66" draw:text-style-name="P17" draw:layer="layout" svg:x1="9.509cm" svg:y1="18.272cm" svg:x2="8.874cm" svg:y2="17.256cm">
          <text:p/>
        </draw:line>
        <draw:line draw:style-name="gr66" draw:text-style-name="P17" draw:layer="layout" svg:x1="1.508cm" svg:y1="17.256cm" svg:x2="1cm" svg:y2="12.684cm">
          <text:p/>
        </draw:line>
        <draw:line draw:style-name="gr59" draw:text-style-name="P17" draw:layer="layout" svg:x1="1cm" svg:y1="12.684cm" svg:x2="1.635cm" svg:y2="12.684cm">
          <text:p/>
        </draw:line>
      </draw:page>
      <draw:page draw:name="page3" draw:style-name="dp1" draw:master-page-name="Default">
        <draw:custom-shape draw:style-name="gr67" draw:text-style-name="P8" draw:layer="layout" svg:width="6.858cm" svg:height="4.445cm" svg:x="1.127cm" svg:y="1.127cm">
          <text:p text:style-name="P6"><text:span text:style-name="T5">Flashlight</text:span></text:p>
          <text:p text:style-name="P6"><text:span text:style-name="T3">1.1</text:span></text:p>
          <text:p text:style-name="P6"><text:span text:style-name="T3">Функция </text:span><text:span text:style-name="T6">preparingFileDownloadRequest</text:span></text:p>
          <text:p text:style-name="P6"><text:span text:style-name="T6">(data, socketIo, redis, cb) </text:span></text:p>
          <text:p text:style-name="P6"><text:span text:style-name="T6"/></text:p>
          <text:p text:style-name="P13"><text:span text:style-name="T3">- проверка прав доступа пользователя</text:span></text:p>
          <text:p text:style-name="P13"><text:span text:style-name="T3">- проверка переданных пользователем данных</text:span></text:p>
          <text:p text:style-name="P13"><text:span text:style-name="T3">- обработка задачи по загрузке файлов</text:span></text:p>
          <text:p text:style-name="P13"><text:span text:style-name="T3">- добавить задачу в очередь (визуализация </text:span></text:p>
          <text:p text:style-name="P13"><text:span text:style-name="T3">выполнения задачи)</text:span></text:p>
          <text:p text:style-name="P13"><text:span text:style-name="T3">- сообщения UI об изменении статуса задач </text:span></text:p>
          <draw:enhanced-geometry svg:viewBox="0 0 21600 21600" draw:type="rectangle" draw:enhanced-path="M 0 0 L 21600 0 21600 21600 0 21600 0 0 Z N"/>
        </draw:custom-shape>
        <draw:custom-shape draw:style-name="gr68" draw:text-style-name="P8" draw:layer="layout" svg:width="7.874cm" svg:height="7.747cm" svg:x="1.127cm" svg:y="5.826cm">
          <text:p text:style-name="P6"><text:span text:style-name="T5">Flashlight</text:span></text:p>
          <text:p text:style-name="P6"><text:span text:style-name="T3">1.2</text:span></text:p>
          <text:p text:style-name="P6"><text:span text:style-name="T3">Функция </text:span><text:span text:style-name="T6">processingFilesUpload.start</text:span></text:p>
          <text:p text:style-name="P6"><text:span text:style-name="T6">(socketIo, data, cb)</text:span></text:p>
          <text:p text:style-name="P6"><text:span text:style-name="T6"/></text:p>
          <text:p text:style-name="P13"><text:span text:style-name="T9">- получаем идентификатор сенсора</text:span></text:p>
          <text:p text:style-name="P13"><text:span text:style-name="T9">- проверяем есть ли соединение с источником</text:span></text:p>
          <text:p text:style-name="P13"><text:span text:style-name="T9">- проверяем есть ли в очереди на загрузку задача </text:span></text:p>
          <text:p text:style-name="P13"><text:span text:style-name="T9">с соответствующим идентификатором</text:span></text:p>
          <text:p text:style-name="P13"><text:span text:style-name="T6">- добавление задачи в очередь (загрузка данных </text:span></text:p>
          <text:p text:style-name="P13"><text:span text:style-name="T6">в таблицу task_turn_downloading_files)</text:span></text:p>
          <text:p text:style-name="P13"><text:span text:style-name="T6">- проверка осуществления загрузки файлов с </text:span></text:p>
          <text:p text:style-name="P13"><text:span text:style-name="T6">указанного источника (идентификатор </text:span></text:p>
          <text:p text:style-name="P13"><text:span text:style-name="T6">источника в таблице </text:span></text:p>
          <text:p text:style-name="P13"><text:span text:style-name="T6">task_implementation_downloading_files)</text:span></text:p>
          <text:p text:style-name="P13"><text:span text:style-name="T6">- записываем логин пользователя инициировавшего </text:span></text:p>
          <text:p text:style-name="P13"><text:span text:style-name="T6">загрузку в таблицу task_filtering_all_information:*</text:span></text:p>
          <text:p text:style-name="P13"><text:span text:style-name="T6">- добавляем задачу на скачивание в очередь (</text:span></text:p>
          <text:p text:style-name="P13"><text:span text:style-name="T6">downloadManagementFiles.addRequestDownloadFiles)</text:span></text:p>
          <text:p text:style-name="P13"><text:span text:style-name="T6">- формируем и отправляем выбранному источнику </text:span></text:p>
          <text:p text:style-name="P13"><text:span text:style-name="T6">запрос на выгрузку файлов в формате JSON (</text:span></text:p>
          <text:p text:style-name="P13"><text:span text:style-name="T6">downloadManagementFiles.startRequestDownloadFiles)</text:span></text:p>
          <text:p text:style-name="P13"><text:span text:style-name="T6">- создаем псевдоиндекс, в таб. task_uploaded_index_all</text:span></text:p>
          <text:p text:style-name="P6"><text:span text:style-name="T9"/></text:p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7.874cm" svg:height="3.556cm" svg:x="1.127cm" svg:y="13.827cm">
          <text:p text:style-name="P6"><text:span text:style-name="T5">Flashlight</text:span></text:p>
          <text:p text:style-name="P6"><text:span text:style-name="T3">1.3</text:span></text:p>
          <text:p text:style-name="P6"><text:span text:style-name="T3">Функция </text:span><text:span text:style-name="T6">preparingVisualizationDownloadFiles</text:span></text:p>
          <text:p text:style-name="P6"><text:span text:style-name="T6">.preparingVisualizationAddTurn</text:span></text:p>
          <text:p text:style-name="P6"><text:span text:style-name="T6">(redis, data.taskIndex, sourceID, cb)</text:span></text:p>
          <text:p text:style-name="P6"><text:span text:style-name="T9">Вызывает функцию </text:span></text:p>
          <text:p text:style-name="P6"><text:span text:style-name="T6">getShortSourcesInformationTurn</text:span></text:p>
          <text:p text:style-name="P6"><text:span text:style-name="T6">(redis, taskIndex, sourceID, cb) </text:span><text:span text:style-name="T9">и возвращает </text:span></text:p>
          <text:p text:style-name="P6"><text:span text:style-name="T9">краткую информацию об источнике который </text:span></text:p>
          <text:p text:style-name="P6"><text:span text:style-name="T9">находится в очереди</text:span></text:p>
          <draw:enhanced-geometry svg:viewBox="0 0 21600 21600" draw:type="rectangle" draw:enhanced-path="M 0 0 L 21600 0 21600 21600 0 21600 0 0 Z N"/>
        </draw:custom-shape>
        <draw:custom-shape draw:style-name="gr70" draw:text-style-name="P8" draw:layer="layout" svg:width="7.874cm" svg:height="2.286cm" svg:x="1.127cm" svg:y="17.51cm">
          <text:p text:style-name="P6"><text:span text:style-name="T5">Flashlight</text:span></text:p>
          <text:p text:style-name="P6"><text:span text:style-name="T3">1.4</text:span></text:p>
          <text:p text:style-name="P6"><text:span text:style-name="T3">Функция </text:span></text:p>
          <text:p text:style-name="P6"><text:span text:style-name="T6">downloadManagementFiles.addRequestDownloadFiles(</text:span></text:p>
          <text:p text:style-name="P6"><text:span text:style-name="T6">redis, { sourceID, taskIndex,ListFiles })</text:span></text:p>
          <text:p text:style-name="P6"><text:span text:style-name="T9">Добавляет инф. О задаче в глобальный объект</text:span></text:p>
          <text:p text:style-name="P6"><text:span text:style-name="T9">globalObject, свойство 'processingTasks'</text:span></text:p>
          <draw:enhanced-geometry svg:viewBox="0 0 21600 21600" draw:type="rectangle" draw:enhanced-path="M 0 0 L 21600 0 21600 21600 0 21600 0 0 Z N"/>
        </draw:custom-shape>
        <draw:custom-shape draw:style-name="gr71" draw:text-style-name="P8" draw:layer="layout" svg:width="8.255cm" svg:height="6.35cm" svg:x="9.128cm" svg:y="1.127cm">
          <text:p text:style-name="P6"><text:span text:style-name="T5">Flashlight</text:span></text:p>
          <text:p text:style-name="P6"><text:span text:style-name="T3">1.5</text:span></text:p>
          <text:p text:style-name="P6"><text:span text:style-name="T3">Функция </text:span><text:span text:style-name="T6">downloadManagementFiles</text:span></text:p>
          <text:p text:style-name="P6"><text:span text:style-name="T6">.startRequestDownloadFiles</text:span></text:p>
          <text:p text:style-name="P6"><text:span text:style-name="T6">(redis, { sourceID, taskIndex,ListFiles })</text:span></text:p>
          <text:p text:style-name="P6"><text:span text:style-name="T9"/></text:p>
          <text:p text:style-name="P13"><text:span text:style-name="T9">- удаляем идентификатор задачи из таблицы </text:span></text:p>
          <text:p text:style-name="P13"><text:span text:style-name="T9">task_turn_downloading_files и добавляем</text:span></text:p>
          <text:p text:style-name="P13"><text:span text:style-name="T9"><text:s/></text:span><text:span text:style-name="T9">в таблицу task_implementation_downloading_files</text:span></text:p>
          <text:p text:style-name="P13"><text:span text:style-name="T9">- получаем информацию о загружаемых файлах</text:span></text:p>
          <text:p text:style-name="P13"><text:span text:style-name="T9">из таб. task_filtering_all_information:*</text:span></text:p>
          <text:p text:style-name="P13"><text:span text:style-name="T9">- получаем количество уже загруженных файлов</text:span></text:p>
          <text:p text:style-name="P13"><text:span text:style-name="T9">- добавляем информацию о задаче в глобальный объект</text:span></text:p>
          <text:p text:style-name="P13"><text:span text:style-name="T9">globalObject, свойство 'processingTasks'</text:span></text:p>
          <text:p text:style-name="P13"><text:span text:style-name="T9">- изменяем статус загрузки файлов на 'ожидает'</text:span></text:p>
          <text:p text:style-name="P13"><text:span text:style-name="T9">- формируем и отправляем запрос на скачивание</text:span></text:p>
          <text:p text:style-name="P13"><text:span text:style-name="T9"><text:s/></text:span><text:span text:style-name="T9">файлов, </text:span><text:span text:style-name="T16">в зависимости от того скачиваются все файлы</text:span></text:p>
          <text:p text:style-name="P13"><text:span text:style-name="T16"><text:s/></text:span><text:span text:style-name="T16">или выбранные пользователем отправляется один запрос</text:span></text:p>
          <text:p text:style-name="P13"><text:span text:style-name="T16">или несколько</text:span><text:span text:style-name="T9"> со списком выбранных файлов</text:span></text:p>
          <draw:enhanced-geometry svg:viewBox="0 0 21600 21600" draw:type="rectangle" draw:enhanced-path="M 0 0 L 21600 0 21600 21600 0 21600 0 0 Z N"/>
        </draw:custom-shape>
        <draw:custom-shape draw:style-name="gr72" draw:text-style-name="P10" draw:layer="layout" svg:width="8.255cm" svg:height="2.921cm" svg:x="9.128cm" svg:y="7.731cm">
          <text:p text:style-name="P6"><text:span text:style-name="T4">Flashlight</text:span></text:p>
          <text:p text:style-name="P6"><text:span text:style-name="T9">1.6</text:span></text:p>
          <text:p text:style-name="P6"><text:span text:style-name="T9">Функция</text:span><text:span text:style-name="T6"> WebsocketClient.addHandlerConnection(objSetup)</text:span></text:p>
          <text:p text:style-name="P6"><text:span text:style-name="T9">добавляет обработчики на установленное соединение</text:span></text:p>
          <text:p text:style-name="P6"><text:span text:style-name="T9"><text:s/></text:span><text:span text:style-name="T9">и получает объекты соединения. Кроме того выполняет</text:span></text:p>
          <text:p text:style-name="P6"><text:span text:style-name="T9"><text:s/></text:span><text:span text:style-name="T9">прием частей бинарного файла и запись их в открытый</text:span></text:p>
          <text:p text:style-name="P6"><text:span text:style-name="T9"><text:s/></text:span><text:span text:style-name="T9">дискриптор потока. Также </text:span><text:span text:style-name="T16">закрывает дискриптор </text:span></text:p>
          <text:p text:style-name="P6"><text:span text:style-name="T16">потока на запись</text:span><text:span text:style-name="T9">.</text:span></text:p>
          <draw:enhanced-geometry svg:viewBox="0 0 21600 21600" draw:type="rectangle" draw:enhanced-path="M 0 0 L 21600 0 21600 21600 0 21600 0 0 Z N"/>
        </draw:custom-shape>
        <draw:custom-shape draw:style-name="gr73" draw:text-style-name="P10" draw:layer="layout" svg:width="8.255cm" svg:height="2.413cm" svg:x="9.128cm" svg:y="10.906cm">
          <text:p text:style-name="P6"><text:span text:style-name="T5">Flashlight</text:span></text:p>
          <text:p text:style-name="P6"><text:span text:style-name="T3">1.7</text:span></text:p>
          <text:p text:style-name="P6"><text:span text:style-name="T6">routeWebsocket.route(objData, sourceID, cb)</text:span></text:p>
          <text:p text:style-name="P6"><text:span text:style-name="T6"/></text:p>
          <text:p text:style-name="P13"><text:span text:style-name="T3">Обработка следующих статусов связанных с передачей</text:span></text:p>
          <text:p text:style-name="P6"><text:span text:style-name="T3">файлов: 'ready', 'execute', 'execute completed', 'completed','stop'</text:span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74" draw:text-style-name="P8" draw:layer="layout" svg:width="8.255cm" svg:height="3.683cm" svg:x="9.128cm" svg:y="13.446cm">
          <text:p text:style-name="P6"><text:span text:style-name="T5">Flashlight</text:span></text:p>
          <text:p text:style-name="P6"><text:span text:style-name="T3">1.8</text:span></text:p>
          <text:p text:style-name="P6"><text:span text:style-name="T3">Функция </text:span><text:span text:style-name="T6">routingRequestDownloadFiles({redis, socketIoS, </text:span></text:p>
          <text:p text:style-name="P6"><text:span text:style-name="T6">req, remoteHostId, notifyMessage }</text:span></text:p>
          <text:p text:style-name="P6"><text:span text:style-name="T3">обрабатывает статусы при выгрузки </text:span></text:p>
          <text:p text:style-name="P6"><text:span text:style-name="T3">файлов для визуализации событий в UI. </text:span></text:p>
          <text:p text:style-name="P6"><text:span text:style-name="T3"/></text:p>
          <text:p text:style-name="P13"><text:span text:style-name="T3">Следующие статусы:</text:span></text:p>
          <text:p text:style-name="P13"><text:span text:style-name="T3">'cancel','ready', 'execute', 'execute completed', 'completed', </text:span></text:p>
          <text:p text:style-name="P13"><text:span text:style-name="T3">'update progress','stop'</text:span></text:p>
          <text:p text:style-name="P13"><text:span text:style-name="T3"/></text:p>
          <draw:enhanced-geometry svg:viewBox="0 0 21600 21600" draw:type="rectangle" draw:enhanced-path="M 0 0 L 21600 0 21600 21600 0 21600 0 0 Z N"/>
        </draw:custom-shape>
        <draw:custom-shape draw:style-name="gr75" draw:text-style-name="P10" draw:layer="layout" svg:width="10.922cm" svg:height="3.556cm" svg:x="17.637cm" svg:y="1.127cm">
          <text:p text:style-name="P6"><text:span text:style-name="T5">Flashlight</text:span></text:p>
          <text:p text:style-name="P6"><text:span text:style-name="T3">1.9.1</text:span></text:p>
          <text:p text:style-name="P6"><text:span text:style-name="T6">processingToDownloadFiles(redis, data, sourceID, cb).'</text:span><text:span text:style-name="T3">ready'</text:span></text:p>
          <text:p text:style-name="P6"><text:span text:style-name="T3"/></text:p>
          <text:p text:style-name="P13"><text:span text:style-name="T3">- получить краткое название источника</text:span></text:p>
          <text:p text:style-name="P13"><text:span text:style-name="T3">- сформировать массив с дан. о расположении загр. Файлов</text:span></text:p>
          <text:p text:style-name="P13"><text:span text:style-name="T3">- сформировать структуру каталогов в которой будут хранится</text:span></text:p>
          <text:p text:style-name="P13"><text:span text:style-name="T3">принятые файлы</text:span></text:p>
          <text:p text:style-name="P13"><text:span text:style-name="T3">- изменить в таблице task_filtering_all_information:* </text:span></text:p>
          <text:p text:style-name="P13"><text:span text:style-name="T3">'uploadFiles' на 'in line' и добавить uploadDirectoryFiles сформированный путь</text:span></text:p>
          <text:p text:style-name="P13"><text:span text:style-name="T3">- отправляем через websocket соединение Moth_go тип '</text:span><text:span text:style-name="T5">ready</text:span><text:span text:style-name="T3">'</text:span></text:p>
          <draw:enhanced-geometry svg:viewBox="0 0 21600 21600" draw:type="rectangle" draw:enhanced-path="M 0 0 L 21600 0 21600 21600 0 21600 0 0 Z N"/>
        </draw:custom-shape>
        <draw:custom-shape draw:style-name="gr76" draw:text-style-name="P10" draw:layer="layout" svg:width="10.922cm" svg:height="4.064cm" svg:x="17.637cm" svg:y="4.937cm">
          <text:p text:style-name="P6"><text:span text:style-name="T5">Flashlight</text:span></text:p>
          <text:p text:style-name="P6"><text:span text:style-name="T3">1.9.2</text:span></text:p>
          <text:p text:style-name="P6"><text:span text:style-name="T6">processingToDownloadFiles(redis, data, sourceID, cb).'execute'</text:span></text:p>
          <text:p text:style-name="P6"><text:span text:style-name="T3"/></text:p>
          <text:p text:style-name="P13"><text:span text:style-name="T3">- в таблице task_filtering_all_information:* изменяем статус 'uploadFiles' на 'loaded'</text:span></text:p>
          <text:p text:style-name="P13"><text:span text:style-name="T3">- в объекте globalObject.processingTasks изменяем информацию о выполняемой</text:span></text:p>
          <text:p text:style-name="P13"><text:span text:style-name="T3"><text:s/></text:span><text:span text:style-name="T3">задаче на 'loaded'</text:span></text:p>
          <text:p text:style-name="P13"><text:span text:style-name="T3">- добавляем информацию о загружаемом файле в globalObject.downloadFilesTmp</text:span></text:p>
          <text:p text:style-name="P13"><text:span text:style-name="T3">- создаем ресурс на запись в файл (fs.createWriteStream) и добавляем его в</text:span></text:p>
          <text:p text:style-name="P13"><text:span text:style-name="T3"><text:s/></text:span><text:span text:style-name="T3">globalObject.writeStreamLinks</text:span></text:p>
          <text:p text:style-name="P13"><text:span text:style-name="T3">- добавляем обработчик на тип writeStream для события 'finish'</text:span></text:p>
          <text:p text:style-name="P13"><text:span text:style-name="T3">- отправляем через websocket соединение Moth_go тип '</text:span><text:span text:style-name="T5">waiting for transfer</text:span><text:span text:style-name="T3">'</text:span></text:p>
          <draw:enhanced-geometry svg:viewBox="0 0 21600 21600" draw:type="rectangle" draw:enhanced-path="M 0 0 L 21600 0 21600 21600 0 21600 0 0 Z N"/>
        </draw:custom-shape>
        <draw:custom-shape draw:style-name="gr77" draw:text-style-name="P10" draw:layer="layout" svg:width="10.922cm" svg:height="2.413cm" svg:x="17.637cm" svg:y="9.255cm">
          <text:p text:style-name="P6"><text:span text:style-name="T5">Flashlight</text:span></text:p>
          <text:p text:style-name="P6"><text:span text:style-name="T3">1.9.3</text:span></text:p>
          <text:p text:style-name="P6"><text:span text:style-name="T6">processingToDownloadFiles(redis, data, sourceID, cb)</text:span></text:p>
          <text:p text:style-name="P6"><text:span text:style-name="T6">.'execute complete'</text:span></text:p>
          <text:p text:style-name="P6"><text:span text:style-name="T6"/></text:p>
          <text:p text:style-name="P6"><text:span text:style-name="T9">Просто заглушка. Её функции реализуются обработкой события 'finish' при </text:span></text:p>
          <text:p text:style-name="P6"><text:span text:style-name="T9">writeStream</text:span></text:p>
          <draw:enhanced-geometry svg:viewBox="0 0 21600 21600" draw:type="rectangle" draw:enhanced-path="M 0 0 L 21600 0 21600 21600 0 21600 0 0 Z N"/>
        </draw:custom-shape>
        <draw:custom-shape draw:style-name="gr77" draw:text-style-name="P10" draw:layer="layout" svg:width="10.922cm" svg:height="2.413cm" svg:x="17.637cm" svg:y="11.922cm">
          <text:p text:style-name="P6"><text:span text:style-name="T5">Flashlight</text:span></text:p>
          <text:p text:style-name="P6"><text:span text:style-name="T3">1.9.4</text:span></text:p>
          <text:p text:style-name="P6"><text:span text:style-name="T6">processingToDownloadFiles(redis, data, sourceID, cb)</text:span></text:p>
          <text:p text:style-name="P6"><text:span text:style-name="T6">.'completed</text:span><text:span text:style-name="T3">'</text:span></text:p>
          <text:p text:style-name="P6"><text:span text:style-name="T3"/></text:p>
          <text:p text:style-name="P6"><text:span text:style-name="T3">Реализуется спомощью </text:span><text:span text:style-name="T6">actionWhenReceivingComplete(redis, taskIndex, sourceID) </text:span></text:p>
          <text:p text:style-name="P6"><text:span text:style-name="T3">через Promise</text:span></text:p>
          <draw:enhanced-geometry svg:viewBox="0 0 21600 21600" draw:type="rectangle" draw:enhanced-path="M 0 0 L 21600 0 21600 21600 0 21600 0 0 Z N"/>
        </draw:custom-shape>
        <draw:custom-shape draw:style-name="gr78" draw:text-style-name="P10" draw:layer="layout" svg:width="10.922cm" svg:height="2.54cm" svg:x="17.637cm" svg:y="17.764cm">
          <text:p text:style-name="P6"><text:span text:style-name="T5">Flashlight</text:span></text:p>
          <text:p text:style-name="P6"><text:span text:style-name="T3">1.11</text:span></text:p>
          <text:p text:style-name="P6"><text:span text:style-name="T6">actionWhenReceivingStop(redis, taskIndex, sourceID)</text:span></text:p>
          <text:p text:style-name="P6"><text:span text:style-name="T3"/></text:p>
          <text:p text:style-name="P13"><text:span text:style-name="T3">- удаляем task_implementation_downloading_files</text:span></text:p>
          <text:p text:style-name="P13"><text:span text:style-name="T3">- изменяем в таблице task_filtering_all_information:* свойства 'uploadFiles' на </text:span></text:p>
          <text:p text:style-name="P13"><text:span text:style-name="T3">'partially loaded' и свойство 'dateTimeEndUploadFiles'</text:span></text:p>
          <text:p text:style-name="P13"><text:span text:style-name="T3">- закрываем дискриптор файла и удаляем временный файл из __TMP</text:span></text:p>
          <draw:enhanced-geometry svg:viewBox="0 0 21600 21600" draw:type="rectangle" draw:enhanced-path="M 0 0 L 21600 0 21600 21600 0 21600 0 0 Z N"/>
        </draw:custom-shape>
        <draw:custom-shape draw:style-name="gr79" draw:text-style-name="P10" draw:layer="layout" svg:width="10.922cm" svg:height="3.175cm" svg:x="17.637cm" svg:y="14.462cm">
          <text:p text:style-name="P6"><text:span text:style-name="T5">Flashlight</text:span></text:p>
          <text:p text:style-name="P6"><text:span text:style-name="T3">1.10</text:span></text:p>
          <text:p text:style-name="P6"><text:span text:style-name="T6">actionWhenReceivingComplete(redis, {taskIndex, sourceID})</text:span></text:p>
          <text:p text:style-name="P6"><text:span text:style-name="T3"/></text:p>
          <text:p text:style-name="P13"><text:span text:style-name="T3">- удаляем элемент из таблицы task_implementation_downloading_files</text:span></text:p>
          <text:p text:style-name="P13"><text:span text:style-name="T3">- изменяем в таблице task_filtering_all_information:* значения 'uploadFiles' на </text:span></text:p>
          <text:p text:style-name="P13"><text:span text:style-name="T3">'uploaded' и 'dateTimeEndUploadFiles'</text:span></text:p>
          <text:p text:style-name="P13"><text:span text:style-name="T3">- добавляем в таблицу task_filtering_upload_not_considered хеш задачи</text:span></text:p>
          <text:p text:style-name="P13"><text:span text:style-name="T3">- создаем файл с информацией о задаче в файле xml</text:span></text:p>
          <text:p text:style-name="P13"><text:span text:style-name="T3">Если все файлы были загружены, а если не все то выполняется только первые 2.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80" draw:text-style-name="P21" draw:layer="layout" svg:width="8.763cm" svg:height="9.906cm" svg:x="1.254cm" svg:y="1.254cm">
          <text:p text:style-name="P6"><text:span text:style-name="T5">Moth_go</text:span></text:p>
          <text:p text:style-name="P6"><text:span text:style-name="T3">1.1</text:span></text:p>
          <text:p text:style-name="P6"><text:span text:style-name="T3">ProcessingWebsocketRequest</text:span></text:p>
          <text:p text:style-name="P6"><text:span text:style-name="T3">.RequestTypeUploadFiles(&amp;pfrdf, </text:span></text:p>
          <text:p text:style-name="P6"><text:span text:style-name="T3">messageTypeDownloadFiles, dfi)</text:span></text:p>
          <text:p text:style-name="P6"><text:span text:style-name="T3"/></text:p>
          <text:p text:style-name="P6"><text:span text:style-name="T3">1. Если тип события '</text:span><text:span text:style-name="T5">start</text:span><text:span text:style-name="T3">'</text:span></text:p>
          <text:p text:style-name="P6"><text:span text:style-name="T3">- проверка выполняется ли уже загрузка</text:span></text:p>
          <text:p text:style-name="P6"><text:span text:style-name="T3">файлов с данного IP</text:span></text:p>
          <text:p text:style-name="P6"><text:span text:style-name="T3">- проверка входных параметров и наличие </text:span></text:p>
          <text:p text:style-name="P6"><text:span text:style-name="T3">директории с файлами</text:span></text:p>
          <text:p text:style-name="P6"><text:span text:style-name="T3">- объединение списков файлов</text:span></text:p>
          <text:p text:style-name="P6"><text:span text:style-name="T3"><text:s/></text:span><text:span text:style-name="T3">переданных клиентом если выполняется</text:span></text:p>
          <text:p text:style-name="P6"><text:span text:style-name="T3"><text:s/></text:span><text:span text:style-name="T3">загрузка выбранных файлов</text:span></text:p>
          <text:p text:style-name="P6"><text:span text:style-name="T3">- вызов подпрограммы</text:span></text:p>
          <text:p text:style-name="P6"><text:span text:style-name="T3">go </text:span><text:span text:style-name="T6">RouteProcessingUploadFiles(pfrdf, dfi)</text:span></text:p>
          <text:p text:style-name="P6"><text:span text:style-name="T6"/></text:p>
          <text:p text:style-name="P6"><text:span text:style-name="T9">2. Любой тип события </text:span><text:span text:style-name="T4">кроме</text:span><text:span text:style-name="T9"> 'start'</text:span></text:p>
          <text:p text:style-name="P6"><text:span text:style-name="T9">- проверка наличия выполняющейся</text:span></text:p>
          <text:p text:style-name="P6"><text:span text:style-name="T9">задачи</text:span></text:p>
          <text:p text:style-name="P6"><text:span text:style-name="T9">- отправка в канал </text:span></text:p>
          <text:p text:style-name="P6"><text:span text:style-name="T9">pfrdf.AccessClientsConfigure.ChanInfoDownloadTaskGetMoth</text:span></text:p>
          <text:p text:style-name="P6"><text:span text:style-name="T9">структуры типа: </text:span></text:p>
          <text:p text:style-name="P13"><text:span text:style-name="T9">configure.ChanInfoDownloadTask{</text:span></text:p>
          <text:p text:style-name="P13"><text:span text:style-name="T9"><text:tab/></text:span><text:span text:style-name="T9">TaskIndex: <text:s text:c="5"/>mtdf.Info.TaskIndex,</text:span></text:p>
          <text:p text:style-name="P13"><text:span text:style-name="T9"><text:tab/></text:span><text:span text:style-name="T9">TypeProcessing: mtdf.Info.Processing,</text:span></text:p>
          <text:p text:style-name="P13"><text:span text:style-name="T9"><text:tab/></text:span><text:span text:style-name="T9">RemoteIP: <text:s text:c="6"/>pfrdf.RemoteIP,</text:span></text:p>
          <text:p text:style-name="P13"><text:span text:style-name="T9"><text:tab/></text:span><text:span text:style-name="T9">configure.InfoFileDownloadTask{</text:span></text:p>
          <text:p text:style-name="P13"><text:span text:style-name="T9"><text:tab/></text:span><text:span text:style-name="T9"><text:tab/></text:span><text:span text:style-name="T9">FileName: mtdf.Info.FileInformation.FileName,</text:span></text:p>
          <text:p text:style-name="P13"><text:span text:style-name="T9"><text:tab/></text:span><text:span text:style-name="T9"><text:tab/></text:span><text:span text:style-name="T9">FileHash: mtdf.Info.FileInformation.FileHash,}}</text:span></text:p>
          <draw:enhanced-geometry svg:viewBox="0 0 21600 21600" draw:type="rectangle" draw:enhanced-path="M 0 0 L 21600 0 21600 21600 0 21600 0 0 Z N"/>
        </draw:custom-shape>
        <draw:custom-shape draw:style-name="gr81" draw:text-style-name="P21" draw:layer="layout" svg:width="8.763cm" svg:height="7.493cm" svg:x="1.254cm" svg:y="11.414cm">
          <text:p text:style-name="P6"><text:span text:style-name="T5">Moth_go</text:span></text:p>
          <text:p text:style-name="P6"><text:span text:style-name="T3">1.2</text:span></text:p>
          <text:p text:style-name="P6"><text:span text:style-name="T6">RouteProcessingUploadFiles(pfrdf, dfi)</text:span></text:p>
          <text:p text:style-name="P6"><text:span text:style-name="T6"/></text:p>
          <text:p text:style-name="P6"><text:span text:style-name="T9">1. формирует</text:span></text:p>
          <text:p text:style-name="P6"><text:span text:style-name="T9">- канал для сообщений об успешной или не успешной </text:span></text:p>
          <text:p text:style-name="P6"><text:span text:style-name="T9">передаче файла (configure.ChanSendFile)</text:span></text:p>
          <text:p text:style-name="P6"><text:span text:style-name="T9">- канал информирующий об остановки передачи файлов</text:span></text:p>
          <text:p text:style-name="P6"><text:span text:style-name="T9">(configure.ChanSendStopDownloadFiles)</text:span></text:p>
          <text:p text:style-name="P6"><text:span text:style-name="T9">- канал для остановки чтения файла</text:span></text:p>
          <text:p text:style-name="P6"><text:span text:style-name="T9">(configure.ChanStopReadDownloadFile)</text:span></text:p>
          <text:p text:style-name="P6"><text:span text:style-name="T9"/></text:p>
          <text:p text:style-name="P6"><text:span text:style-name="T9">2. постоянный цикл, обработка инф. из каналов </text:span></text:p>
          <text:p text:style-name="P6"><text:span text:style-name="T4">СhanInfoDownloadTaskGetMoth</text:span><text:span text:style-name="T9"> и </text:span><text:span text:style-name="T4">СhanSendStopDownloadFiles</text:span></text:p>
          <text:p text:style-name="P6"><text:span text:style-name="T9"/></text:p>
          <text:p text:style-name="P6"><text:span text:style-name="T9">3. обработка следующих событий из канала</text:span></text:p>
          <text:p text:style-name="P6"><text:span text:style-name="T9">ChanInfoDownloadTaskGetMoth:</text:span></text:p>
          <text:p text:style-name="P6"><text:span text:style-name="T9">- 'stop'</text:span></text:p>
          <text:p text:style-name="P6"><text:span text:style-name="T9">- 'ready'</text:span></text:p>
          <text:p text:style-name="P6"><text:span text:style-name="T9">- 'waiting for transfer'</text:span></text:p>
          <text:p text:style-name="P6"><text:span text:style-name="T9">- 'execute success'</text:span></text:p>
          <text:p text:style-name="P6"><text:span text:style-name="T9">- 'execute failure'</text:span>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7.239cm" svg:height="6.985cm" svg:x="10.271cm" svg:y="1.254cm">
          <text:p text:style-name="P6"><text:span text:style-name="T5">Moth_go</text:span></text:p>
          <text:p text:style-name="P6"><text:span text:style-name="T3">1.3</text:span></text:p>
          <text:p text:style-name="P6"><text:span text:style-name="T6">ProcessingUploadFiles(pfrdf, dfi, chanSendFile,</text:span></text:p>
          <text:p text:style-name="P6"><text:span text:style-name="T6"><text:s/></text:span><text:span text:style-name="T6">ChanSendStopDownloadFiles)</text:span></text:p>
          <text:p text:style-name="P6"><text:span text:style-name="T9">Функция выполняет подготовку к передаче:</text:span></text:p>
          <text:p text:style-name="P6"><text:span text:style-name="T9">- проверка наличия файлов для передачи</text:span></text:p>
          <text:p text:style-name="P6"><text:span text:style-name="T9">- запуск цикла по каналу chanSendFile</text:span></text:p>
          <text:p text:style-name="P6"><text:span text:style-name="T9"/></text:p>
          <text:p text:style-name="P6"><text:span text:style-name="T9">Если файлы которые необходимо передать </text:span></text:p>
          <text:p text:style-name="P6"><text:span text:style-name="T9">Существуют, то в канал </text:span></text:p>
          <text:p text:style-name="P6"><text:span text:style-name="T17">ChanInfoDownloadTaskSendMoth</text:span><text:span text:style-name="T16"> </text:span></text:p>
          <text:p text:style-name="P6"><text:span text:style-name="T9">отправляется следующая структура</text:span></text:p>
          <text:p text:style-name="P6"><text:span text:style-name="T9">configure.ChanInfoDownloadTask{</text:span></text:p>
          <text:p text:style-name="P13"><text:span text:style-name="T9">TaskIndex: <text:s text:c="5"/>dfi.RemoteIP[pfrdf.RemoteIP].TaskIndex,</text:span></text:p>
          <text:p text:style-name="P13"><text:span text:style-name="T9">TypeProcessing: "execute",</text:span></text:p>
          <text:p text:style-name="P13"><text:span text:style-name="T9">RemoteIP: <text:s text:c="6"/>pfrdf.RemoteIP,</text:span></text:p>
          <text:p text:style-name="P13"><text:span text:style-name="T9">InfoFileDownloadTask: configure.InfoFileDownloadTask{</text:span></text:p>
          <text:p text:style-name="P13"><text:span text:style-name="T9"><text:tab/></text:span><text:span text:style-name="T9">FileName: fileStats.Name(),</text:span></text:p>
          <text:p text:style-name="P13"><text:span text:style-name="T9"><text:tab/></text:span><text:span text:style-name="T9">FileHash: fileHash,</text:span></text:p>
          <text:p text:style-name="P13"><text:span text:style-name="T9"><text:tab/></text:span><text:span text:style-name="T9">FileSize: fileSize, }, }</text:span></text:p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7.747cm" svg:height="7.239cm" svg:x="10.271cm" svg:y="8.366cm">
          <text:p text:style-name="P6"><text:span text:style-name="T5">Moth_go</text:span></text:p>
          <text:p text:style-name="P6"><text:span text:style-name="T3">1.4</text:span></text:p>
          <text:p text:style-name="P6"><text:span text:style-name="T6">ReadSelectedFile</text:span></text:p>
          <text:p text:style-name="P6"><text:span text:style-name="T6">(pfrdf, dfi, chanStopReadDownloadFiles)</text:span></text:p>
          <text:p text:style-name="P6"><text:span text:style-name="T9">Непосредственная передача файла</text:span></text:p>
          <text:p text:style-name="P6"><text:span text:style-name="T9"/></text:p>
          <text:p text:style-name="P6"><text:span text:style-name="T9">- проверка наличия файла</text:span></text:p>
          <text:p text:style-name="P6"><text:span text:style-name="T9">- получение размера файла</text:span></text:p>
          <text:p text:style-name="P6"><text:span text:style-name="T9">- вычисление количество циклов опираясь</text:span></text:p>
          <text:p text:style-name="P6"><text:span text:style-name="T9"><text:s/></text:span><text:span text:style-name="T9">на размер сегментов файла</text:span></text:p>
          <text:p text:style-name="P6"><text:span text:style-name="T9">- отправка в канал </text:span><text:span text:style-name="T4">ChanWebsocketTranssmitionBinary</text:span></text:p>
          <text:p text:style-name="P6"><text:span text:style-name="T9">прочитанных кусочков файла</text:span></text:p>
          <text:p text:style-name="P6"><text:span text:style-name="T9">- при завершении чтения файла отправка в канал</text:span></text:p>
          <text:p text:style-name="P6"><text:span text:style-name="T4">ChanInfoDownloadTaskSendMoth</text:span><text:span text:style-name="T9"> структуры типа</text:span></text:p>
          <text:p text:style-name="P13"><text:span text:style-name="T9"><text:s/></text:span><text:span text:style-name="T9">configure.ChanInfoDownloadTask{</text:span></text:p>
          <text:p text:style-name="P13"><text:span text:style-name="T9"><text:s text:c="5"/></text:span><text:span text:style-name="T9">TaskIndex: <text:s text:c="5"/>dfi.RemoteIP[pfrdf.RemoteIP].TaskIndex,</text:span></text:p>
          <text:p text:style-name="P13"><text:span text:style-name="T9"><text:s text:c="5"/></text:span><text:span text:style-name="T9">TypeProcessing: "execute completed",</text:span></text:p>
          <text:p text:style-name="P13"><text:span text:style-name="T9"><text:s text:c="5"/></text:span><text:span text:style-name="T9">RemoteIP: <text:s text:c="6"/>pfrdf.RemoteIP,</text:span></text:p>
          <text:p text:style-name="P13"><text:span text:style-name="T9"><text:s text:c="5"/></text:span><text:span text:style-name="T9">InfoFileDownloadTask: configure.InfoFileDownloadTask{</text:span></text:p>
          <text:p text:style-name="P13"><text:span text:style-name="T9"><text:s text:c="9"/></text:span><text:span text:style-name="T9">FileName: fileName,</text:span></text:p>
          <text:p text:style-name="P13"><text:span text:style-name="T9"><text:s text:c="9"/></text:span><text:span text:style-name="T9">FileSize: fileStats.Size(), },}</text:span></text:p>
          <draw:enhanced-geometry svg:viewBox="0 0 21600 21600" draw:type="rectangle" draw:enhanced-path="M 0 0 L 21600 0 21600 21600 0 21600 0 0 Z N"/>
        </draw:custom-shape>
        <draw:custom-shape draw:style-name="gr84" draw:text-style-name="P21" draw:layer="layout" svg:width="7.747cm" svg:height="4.268cm" svg:x="10.271cm" svg:y="15.732cm">
          <text:p text:style-name="P6"><text:span text:style-name="T5">Moth_go</text:span></text:p>
          <text:p text:style-name="P6"><text:span text:style-name="T3">1.5</text:span></text:p>
          <text:p text:style-name="P6"><text:span text:style-name="T3">Подпрограмма </text:span><text:span text:style-name="T6">ProcessMsgDownloadComingChannel</text:span></text:p>
          <text:p text:style-name="P6"><text:span text:style-name="T6">(acc, dfi, remoteIP)</text:span></text:p>
          <text:p text:style-name="P6"><text:span text:style-name="T9">обработка информации о выгружаемых файлах</text:span></text:p>
          <text:p text:style-name="P6"><text:span text:style-name="T9">поступает через канал </text:span><text:span text:style-name="T4">ChanInfoDownloadTaskSendMoth</text:span></text:p>
          <text:p text:style-name="P6"><text:span text:style-name="T9">обрабатывается основываясь на типе сообщения:</text:span></text:p>
          <text:p text:style-name="P6"><text:span text:style-name="T9">- 'ready'</text:span></text:p>
          <text:p text:style-name="P6"><text:span text:style-name="T9">- 'execute'</text:span></text:p>
          <text:p text:style-name="P6"><text:span text:style-name="T9">- 'execute complited'</text:span></text:p>
          <text:p text:style-name="P6"><text:span text:style-name="T9">- 'completed'</text:span></text:p>
          <text:p text:style-name="P6"><text:span text:style-name="T9">- 'stop'</text:span></text:p>
          <text:p text:style-name="P6"><text:span text:style-name="T9">и отправляется через websocket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85" draw:text-style-name="P18" draw:layer="layout" svg:width="1.778cm" svg:height="1.397cm" svg:x="3.54cm" svg:y="1.12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6" draw:text-style-name="P22" draw:layer="layout" svg:width="6.858cm" svg:height="2.921cm" svg:x="1.254cm" svg:y="3.921cm">
          <text:p text:style-name="P6"><text:span text:style-name="T18">Flashlight</text:span></text:p>
          <text:p text:style-name="P13"><text:span text:style-name="T8">{ 'messageType': 'download files',</text:span></text:p>
          <text:p text:style-name="P13"><text:span text:style-name="T8"><text:s text:c="4"/></text:span><text:span text:style-name="T8">'info': {</text:span></text:p>
          <text:p text:style-name="P13"><text:span text:style-name="T8"><text:s text:c="8"/></text:span><text:span text:style-name="T8">'processing': 'start',</text:span></text:p>
          <text:p text:style-name="P13"><text:span text:style-name="T8"><text:s text:c="8"/></text:span><text:span text:style-name="T8">'taskIndex': taskIndex,</text:span></text:p>
          <text:p text:style-name="P13"><text:span text:style-name="T8"><text:s text:c="8"/></text:span><text:span text:style-name="T8">'downloadDirectoryFiles': directoryFiltering,</text:span></text:p>
          <text:p text:style-name="P13"><text:span text:style-name="T8"><text:s text:c="8"/></text:span><text:span text:style-name="T8">'downloadSelectedFiles': false/true,</text:span></text:p>
          <text:p text:style-name="P13"><text:span text:style-name="T8"><text:s text:c="8"/></text:span><text:span text:style-name="T8">'countDownloadSelectedFiles': 0/&lt;общее число файлов&gt;,</text:span></text:p>
          <text:p text:style-name="P13"><text:span text:style-name="T8"><text:s text:c="8"/></text:span><text:span text:style-name="T8">'numberMessageParts': [0, 0],</text:span></text:p>
          <text:p text:style-name="P13"><text:span text:style-name="T8"><text:s text:c="8"/></text:span><text:span text:style-name="T8">'listDownloadSelectedFiles': [] }}</text:span></text:p>
          <draw:enhanced-geometry svg:viewBox="0 0 21600 21600" draw:type="rectangle" draw:enhanced-path="M 0 0 L 21600 0 21600 21600 0 21600 0 0 Z N"/>
        </draw:custom-shape>
        <draw:line draw:style-name="gr87" draw:text-style-name="P17" draw:layer="layout" svg:x1="4.429cm" svg:y1="2.524cm" svg:x2="4.429cm" svg:y2="3.921cm">
          <text:p/>
        </draw:line>
        <draw:frame draw:style-name="gr88" draw:text-style-name="P11" draw:layer="layout" svg:width="3.025cm" svg:height="1.217cm" svg:x="1.254cm" svg:y="2.397cm">
          <draw:text-box>
            <text:p text:style-name="P6"><text:span text:style-name="T3">Пользователь,</text:span></text:p>
            <text:p text:style-name="P6"><text:span text:style-name="T3">запрос на выгрузку</text:span></text:p>
            <text:p text:style-name="P6"><text:span text:style-name="T3">файлов</text:span></text:p>
          </draw:text-box>
        </draw:frame>
        <draw:custom-shape draw:style-name="gr89" draw:text-style-name="P26" draw:layer="layout" svg:width="6.858cm" svg:height="1.905cm" svg:x="1.254cm" svg:y="7.477cm">
          <text:p text:style-name="P6"><text:span text:style-name="T18">Moth_go</text:span></text:p>
          <text:p text:style-name="P13"><text:span text:style-name="T8">{ 'messageType': 'download files',</text:span></text:p>
          <text:p text:style-name="P13"><text:span text:style-name="T8"><text:s text:c="4"/></text:span><text:span text:style-name="T8">'info': {</text:span></text:p>
          <text:p text:style-name="P13"><text:span text:style-name="T8"><text:s text:c="8"/></text:span><text:span text:style-name="T8">'processing': 'ready',</text:span></text:p>
          <text:p text:style-name="P13"><text:span text:style-name="T8"><text:s text:c="8"/></text:span><text:span text:style-name="T8">'taskIndex': taskIndex,</text:span></text:p>
          <text:p text:style-name="P13"><text:span text:style-name="T8"><text:s text:c="8"/></text:span><text:span text:style-name="T8">'RemoteIP': remoteIP, }}</text:span></text:p>
          <draw:enhanced-geometry svg:viewBox="0 0 21600 21600" draw:type="rectangle" draw:enhanced-path="M 0 0 L 21600 0 21600 21600 0 21600 0 0 Z N"/>
        </draw:custom-shape>
        <draw:line draw:style-name="gr90" draw:text-style-name="P9" draw:layer="layout" svg:x1="4.429cm" svg:y1="6.842cm" svg:x2="4.429cm" svg:y2="7.477cm">
          <text:p/>
        </draw:line>
        <draw:custom-shape draw:style-name="gr91" draw:text-style-name="P22" draw:layer="layout" svg:width="6.858cm" svg:height="1.651cm" svg:x="1.254cm" svg:y="10.017cm">
          <text:p text:style-name="P6"><text:span text:style-name="T18">Flashlight</text:span></text:p>
          <text:p text:style-name="P13"><text:span text:style-name="T8">{ 'messageType': 'download files',</text:span></text:p>
          <text:p text:style-name="P13"><text:span text:style-name="T8"><text:s text:c="4"/></text:span><text:span text:style-name="T8">'info': {</text:span></text:p>
          <text:p text:style-name="P13"><text:span text:style-name="T8"><text:s text:c="8"/></text:span><text:span text:style-name="T8">'processing': 'ready',</text:span></text:p>
          <text:p text:style-name="P13"><text:span text:style-name="T8"><text:s text:c="8"/></text:span><text:span text:style-name="T8">'taskIndex': taskIndex, }}</text:span></text:p>
          <draw:enhanced-geometry svg:viewBox="0 0 21600 21600" draw:type="rectangle" draw:enhanced-path="M 0 0 L 21600 0 21600 21600 0 21600 0 0 Z N"/>
        </draw:custom-shape>
        <draw:line draw:style-name="gr90" draw:text-style-name="P9" draw:layer="layout" svg:x1="4.429cm" svg:y1="9.382cm" svg:x2="4.429cm" svg:y2="10.017cm">
          <text:p/>
        </draw:line>
        <draw:custom-shape draw:style-name="gr92" draw:text-style-name="P26" xml:id="id10" draw:id="id10" draw:layer="layout" svg:width="6.858cm" svg:height="2.286cm" svg:x="1.254cm" svg:y="12.303cm">
          <text:p text:style-name="P6"><text:span text:style-name="T18">Moth_go</text:span></text:p>
          <text:p text:style-name="P13"><text:span text:style-name="T8">{ 'messageType': 'download files',</text:span></text:p>
          <text:p text:style-name="P13"><text:span text:style-name="T8"><text:s text:c="4"/></text:span><text:span text:style-name="T8">'info': {</text:span></text:p>
          <text:p text:style-name="P13"><text:span text:style-name="T8"><text:s text:c="8"/></text:span><text:span text:style-name="T8">'processing': 'execute',</text:span></text:p>
          <text:p text:style-name="P13"><text:span text:style-name="T8"><text:s text:c="8"/></text:span><text:span text:style-name="T8">'taskIndex': taskIndex,</text:span></text:p>
          <text:p text:style-name="P13"><text:span text:style-name="T8"><text:s text:c="8"/></text:span><text:span text:style-name="T8">'fileName': fileName,</text:span></text:p>
          <text:p text:style-name="P13"><text:span text:style-name="T8"><text:s text:c="8"/></text:span><text:span text:style-name="T8">'fileHash': fileHash,</text:span></text:p>
          <text:p text:style-name="P13"><text:span text:style-name="T8"><text:s text:c="8"/></text:span><text:span text:style-name="T8">'fileSize': fileSize }}</text:span></text:p>
          <draw:enhanced-geometry svg:viewBox="0 0 21600 21600" draw:type="rectangle" draw:enhanced-path="M 0 0 L 21600 0 21600 21600 0 21600 0 0 Z N"/>
        </draw:custom-shape>
        <draw:line draw:style-name="gr90" draw:text-style-name="P9" draw:layer="layout" svg:x1="4.429cm" svg:y1="11.668cm" svg:x2="4.429cm" svg:y2="12.303cm">
          <text:p/>
        </draw:line>
        <draw:custom-shape draw:style-name="gr91" draw:text-style-name="P22" xml:id="id9" draw:id="id9" draw:layer="layout" svg:width="6.858cm" svg:height="1.651cm" svg:x="8.493cm" svg:y="15.224cm">
          <text:p text:style-name="P6"><text:span text:style-name="T18">Flashlight</text:span></text:p>
          <text:p text:style-name="P13"><text:span text:style-name="T8">{ 'messageType': 'download files',</text:span></text:p>
          <text:p text:style-name="P13"><text:span text:style-name="T8"><text:s text:c="4"/></text:span><text:span text:style-name="T8">'info': {</text:span></text:p>
          <text:p text:style-name="P13"><text:span text:style-name="T8"><text:s text:c="8"/></text:span><text:span text:style-name="T8">'processing': 'execute success'/'execute failure',</text:span></text:p>
          <text:p text:style-name="P13"><text:span text:style-name="T8"><text:s text:c="8"/></text:span><text:span text:style-name="T8">'taskIndex': taskIndex, }}</text:span></text:p>
          <draw:enhanced-geometry svg:viewBox="0 0 21600 21600" draw:type="rectangle" draw:enhanced-path="M 0 0 L 21600 0 21600 21600 0 21600 0 0 Z N"/>
        </draw:custom-shape>
        <draw:line draw:style-name="gr90" draw:text-style-name="P9" draw:layer="layout" svg:x1="4.429cm" svg:y1="14.589cm" svg:x2="4.429cm" svg:y2="15.224cm">
          <text:p/>
        </draw:line>
        <draw:custom-shape draw:style-name="gr91" draw:text-style-name="P22" draw:layer="layout" svg:width="6.858cm" svg:height="1.651cm" svg:x="1.254cm" svg:y="15.224cm">
          <text:p text:style-name="P6"><text:span text:style-name="T18">Flashlight</text:span></text:p>
          <text:p text:style-name="P13"><text:span text:style-name="T8">{ 'messageType': 'download files',</text:span></text:p>
          <text:p text:style-name="P13"><text:span text:style-name="T8"><text:s text:c="4"/></text:span><text:span text:style-name="T8">'info': {</text:span></text:p>
          <text:p text:style-name="P13"><text:span text:style-name="T8"><text:s text:c="8"/></text:span><text:span text:style-name="T8">'processing': 'waiting for transfer',</text:span></text:p>
          <text:p text:style-name="P13"><text:span text:style-name="T8"><text:s text:c="8"/></text:span><text:span text:style-name="T8">'taskIndex': taskIndex, }}</text:span></text:p>
          <draw:enhanced-geometry svg:viewBox="0 0 21600 21600" draw:type="rectangle" draw:enhanced-path="M 0 0 L 21600 0 21600 21600 0 21600 0 0 Z N"/>
        </draw:custom-shape>
        <draw:custom-shape draw:style-name="gr93" draw:text-style-name="P26" draw:layer="layout" svg:width="6.858cm" svg:height="0.889cm" svg:x="1.254cm" svg:y="17.51cm">
          <text:p text:style-name="P6"><text:span text:style-name="T18">Moth_go</text:span></text:p>
          <text:p text:style-name="P13"><text:span text:style-name="T8">Передача частей файла в виде набора байт</text:span></text:p>
          <draw:enhanced-geometry svg:viewBox="0 0 21600 21600" draw:type="rectangle" draw:enhanced-path="M 0 0 L 21600 0 21600 21600 0 21600 0 0 Z N"/>
        </draw:custom-shape>
        <draw:line draw:style-name="gr90" draw:text-style-name="P9" draw:layer="layout" svg:x1="4.429cm" svg:y1="16.875cm" svg:x2="4.429cm" svg:y2="17.51cm">
          <text:p/>
        </draw:line>
        <draw:connector draw:style-name="gr94" draw:text-style-name="P6" draw:layer="layout" svg:x1="11.922cm" svg:y1="15.224cm" svg:x2="8.112cm" svg:y2="13.446cm" draw:start-shape="id9" draw:start-glue-point="0" draw:end-shape="id10" draw:end-glue-point="1" svg:d="M11922 15224v-1778h-3810" svg:viewBox="0 0 3811 1779">
          <text:p/>
        </draw:connector>
        <draw:custom-shape draw:style-name="gr92" draw:text-style-name="P26" draw:layer="layout" svg:width="6.858cm" svg:height="2.286cm" svg:x="8.493cm" svg:y="17.51cm">
          <text:p text:style-name="P6"><text:span text:style-name="T18">Moth_go</text:span></text:p>
          <text:p text:style-name="P13"><text:span text:style-name="T8">{ 'messageType': 'download files',</text:span></text:p>
          <text:p text:style-name="P13"><text:span text:style-name="T8"><text:s text:c="4"/></text:span><text:span text:style-name="T8">'info': {</text:span></text:p>
          <text:p text:style-name="P13"><text:span text:style-name="T8"><text:s text:c="8"/></text:span><text:span text:style-name="T8">'processing': 'execute completed',</text:span></text:p>
          <text:p text:style-name="P13"><text:span text:style-name="T8"><text:s text:c="8"/></text:span><text:span text:style-name="T8">'taskIndex': taskIndex,</text:span></text:p>
          <text:p text:style-name="P13"><text:span text:style-name="T8"><text:s text:c="8"/></text:span><text:span text:style-name="T8">'fileName': fileName,</text:span></text:p>
          <text:p text:style-name="P13"><text:span text:style-name="T8"><text:s text:c="8"/></text:span><text:span text:style-name="T8">'fileSize': fileSize }}</text:span></text:p>
          <draw:enhanced-geometry svg:viewBox="0 0 21600 21600" draw:type="rectangle" draw:enhanced-path="M 0 0 L 21600 0 21600 21600 0 21600 0 0 Z N"/>
        </draw:custom-shape>
        <draw:line draw:style-name="gr90" draw:text-style-name="P9" draw:layer="layout" svg:x1="11.795cm" svg:y1="17.51cm" svg:x2="11.795cm" svg:y2="16.875cm">
          <text:p/>
        </draw:line>
        <draw:custom-shape draw:style-name="gr95" draw:text-style-name="P26" draw:layer="layout" svg:width="6.858cm" svg:height="1.778cm" svg:x="8.493cm" svg:y="1.254cm">
          <text:p text:style-name="P6"><text:span text:style-name="T18">Moth_go</text:span></text:p>
          <text:p text:style-name="P13"><text:span text:style-name="T8">{ 'messageType': 'download files',</text:span></text:p>
          <text:p text:style-name="P13"><text:span text:style-name="T8"><text:s text:c="4"/></text:span><text:span text:style-name="T8">'info': {</text:span></text:p>
          <text:p text:style-name="P13"><text:span text:style-name="T8"><text:s text:c="8"/></text:span><text:span text:style-name="T8">'processing': 'completed',</text:span></text:p>
          <text:p text:style-name="P13"><text:span text:style-name="T8"><text:s text:c="8"/></text:span><text:span text:style-name="T8">'taskIndex': taskIndex, }}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09:46:39.104079368</meta:creation-date>
    <dc:date>2018-10-30T13:45:38.512940614</dc:date>
    <meta:editing-duration>P5DT3H56M23S</meta:editing-duration>
    <meta:editing-cycles>52</meta:editing-cycles>
    <meta:generator>LibreOffice/4.4.3.2$Linux_X86_64 LibreOffice_project/40m0$Build-2</meta:generator>
    <meta:document-statistic meta:object-count="144"/>
  </office:meta>
</office:document-meta>
</file>